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5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4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5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6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7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10.95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8.773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12" style:family="graphic" style:parent-style-name="standard" style:list-style-name="L5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13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14" style:family="graphic" style:parent-style-name="standard" style:list-style-name="L5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9.4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8.067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1.514cm" fo:min-width="9.574cm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5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0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1" style:family="graphic" style:parent-style-name="standard" style:list-style-name="L5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2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3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4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5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6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11.758cm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7.017cm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6.513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32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13.244cm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5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35" style:family="graphic" style:parent-style-name="standard" style:list-style-name="L5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36" style:family="graphic" style:parent-style-name="standard" style:list-style-name="L5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12cm" fo:min-width="6.487cm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092cm" fo:min-width="0cm" fo:padding-top="0.13cm" fo:padding-bottom="0.13cm" fo:padding-left="0.25cm" fo:padding-right="0.25cm" fo:wrap-option="no-wrap" draw:shadow="hidden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21cm" fo:min-width="0cm" fo:padding-top="0cm" fo:padding-bottom="0cm" fo:padding-left="0cm" fo:padding-right="0cm" fo:wrap-option="no-wrap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88cm" fo:min-width="0cm" fo:padding-top="0cm" fo:padding-bottom="0cm" fo:padding-left="0cm" fo:padding-right="0cm" fo:wrap-option="no-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669cm" fo:min-width="0cm" fo:padding-top="0cm" fo:padding-bottom="0cm" fo:padding-left="0cm" fo:padding-right="0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161cm" fo:min-width="0cm" fo:padding-top="0cm" fo:padding-bottom="0cm" fo:padding-left="0cm" fo:padding-right="0cm" fo:wrap-option="no-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8cm" fo:min-width="0cm" fo:padding-top="0cm" fo:padding-bottom="0cm" fo:padding-left="0cm" fo:padding-right="0cm" fo:wrap-option="no-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082cm" fo:min-width="0cm" fo:padding-top="0cm" fo:padding-bottom="0cm" fo:padding-left="0cm" fo:padding-right="0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89cm" fo:min-width="0cm" fo:padding-top="0cm" fo:padding-bottom="0cm" fo:padding-left="0cm" fo:padding-right="0cm" fo:wrap-option="no-wrap" draw:shadow="hidden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73cm" fo:min-width="0cm" fo:padding-top="0cm" fo:padding-bottom="0cm" fo:padding-left="0cm" fo:padding-right="0cm" fo:wrap-option="no-wrap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39cm" fo:min-width="0cm" fo:padding-top="0cm" fo:padding-bottom="0cm" fo:padding-left="0cm" fo:padding-right="0cm" fo:wrap-option="no-wrap" draw:shadow="hidden"/>
    </style:style>
    <style:style style:name="pr1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 style:punctuation-wrap="hanging" style:line-break="strict"/>
      <style:text-properties fo:font-size="28pt"/>
    </style:style>
    <style:style style:name="P4" style:family="paragraph">
      <style:paragraph-properties fo:margin-left="0cm" fo:margin-right="0cm" fo:margin-top="0.211cm" fo:margin-bottom="0cm" text:enable-numbering="false" fo:text-indent="0cm" style:punctuation-wrap="hanging" style:line-break="strict" style:writing-mode="lr-tb"/>
      <style:text-properties fo:font-size="28pt"/>
    </style:style>
    <style:style style:name="P5" style:family="paragraph">
      <style:paragraph-properties fo:margin-left="0cm" fo:margin-right="0cm" fo:line-height="95%" fo:text-align="end" text:enable-numbering="false" fo:text-indent="0cm" style:line-break="strict"/>
      <style:text-properties fo:font-size="24pt"/>
    </style:style>
    <style:style style:name="P6" style:family="paragraph">
      <style:paragraph-properties fo:margin-left="0cm" fo:margin-right="0cm" fo:line-height="95%" fo:text-align="end" text:enable-numbering="false" fo:text-indent="0cm" style:line-break="strict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text:enable-numbering="false" fo:text-indent="0cm" style:punctuation-wrap="hanging" style:line-break="strict"/>
    </style:style>
    <style:style style:name="P9" style:family="paragraph">
      <style:paragraph-properties fo:margin-left="0.952cm" fo:margin-right="0cm" fo:margin-top="0.246cm" fo:margin-bottom="0cm" text:enable-numbering="true" fo:text-indent="-0.952cm" style:punctuation-wrap="hanging" style:line-break="strict"/>
    </style:style>
    <style:style style:name="P10" style:family="paragraph">
      <style:paragraph-properties fo:margin-left="0.948cm" fo:margin-right="0cm" fo:text-indent="-0.948cm" style:writing-mode="lr-tb"/>
    </style:style>
    <style:style style:name="P11" style:family="paragraph">
      <style:paragraph-properties style:writing-mode="lr-tb"/>
    </style:style>
    <style:style style:name="P12" style:family="paragraph">
      <style:paragraph-properties fo:margin-left="2.063cm" fo:margin-right="0cm" fo:margin-top="0.211cm" fo:margin-bottom="0cm" text:enable-numbering="true" fo:text-indent="-0.793cm" style:punctuation-wrap="hanging" style:line-break="strict"/>
    </style:style>
    <style:style style:name="P13" style:family="paragraph">
      <style:paragraph-properties fo:margin-left="3.175cm" fo:margin-right="0cm" fo:margin-top="0.176cm" fo:margin-bottom="0cm" text:enable-numbering="true" fo:text-indent="-0.635cm" style:punctuation-wrap="hanging" style:line-break="strict"/>
    </style:style>
    <style:style style:name="P14" style:family="paragraph">
      <style:paragraph-properties fo:margin-left="0.948cm" fo:margin-right="0cm" fo:margin-top="0.158cm" fo:margin-bottom="0cm" fo:line-height="75%" text:enable-numbering="false" fo:text-indent="-0.948cm" style:punctuation-wrap="hanging" style:line-break="strict"/>
      <style:text-properties fo:font-size="24pt"/>
    </style:style>
    <style:style style:name="P15" style:family="paragraph">
      <style:paragraph-properties fo:margin-left="0.948cm" fo:margin-right="0cm" fo:margin-top="0.158cm" fo:margin-bottom="0cm" fo:line-height="75%" text:enable-numbering="false" fo:text-indent="-0.948cm" style:punctuation-wrap="hanging" style:line-break="strict" style:writing-mode="lr-tb"/>
      <style:text-properties fo:font-size="24pt"/>
    </style:style>
    <style:style style:name="P16" style:family="paragraph">
      <style:paragraph-properties fo:margin-left="0cm" fo:margin-right="0cm" fo:line-height="93%" text:enable-numbering="false" fo:text-indent="0cm"/>
      <style:text-properties fo:font-size="24pt"/>
    </style:style>
    <style:style style:name="P17" style:family="paragraph">
      <style:paragraph-properties fo:margin-left="0cm" fo:margin-right="0cm" fo:line-height="93%" text:enable-numbering="false" fo:text-indent="0cm" style:writing-mode="lr-tb"/>
      <style:text-properties fo:font-size="24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.948cm" fo:margin-right="0cm" fo:margin-top="0.158cm" fo:margin-bottom="0cm" fo:line-height="75%" text:enable-numbering="false" fo:text-indent="-0.948cm" style:punctuation-wrap="hanging" style:line-break="strict"/>
      <style:text-properties fo:font-size="16pt"/>
    </style:style>
    <style:style style:name="P20" style:family="paragraph">
      <style:paragraph-properties fo:margin-left="0.948cm" fo:margin-right="0cm" fo:margin-top="0.158cm" fo:margin-bottom="0cm" fo:line-height="75%" text:enable-numbering="false" fo:text-indent="-0.948cm" style:punctuation-wrap="hanging" style:line-break="strict" style:writing-mode="lr-tb"/>
      <style:text-properties fo:font-family="Arial" style:font-family-generic="swiss" style:font-pitch="variable" fo:font-size="16pt" style:font-size-asian="16pt" style:font-size-complex="16pt"/>
    </style:style>
    <style:style style:name="P21" style:family="paragraph">
      <style:paragraph-properties fo:margin-left="0.948cm" fo:margin-right="0cm" fo:margin-top="0.158cm" fo:margin-bottom="0cm" fo:line-height="75%" text:enable-numbering="false" fo:text-indent="-0.948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261cm"/>
        </style:tab-stops>
      </style:paragraph-properties>
      <style:text-properties fo:font-size="24pt"/>
    </style:style>
    <style:style style:name="P22" style:family="paragraph">
      <style:paragraph-properties fo:margin-left="2.063cm" fo:margin-right="0cm" fo:margin-top="0.211cm" fo:margin-bottom="0cm" fo:line-height="93%" text:enable-numbering="true" fo:text-indent="-0.793cm" style:punctuation-wrap="hanging" style:line-break="strict"/>
    </style:style>
    <style:style style:name="P23" style:family="paragraph">
      <style:paragraph-properties fo:margin-left="0.948cm" fo:margin-right="0cm" fo:margin-top="0.246cm" fo:margin-bottom="0cm" fo:line-height="101%" text:enable-numbering="true" fo:text-indent="-0.948cm" style:punctuation-wrap="hanging" style:line-break="strict"/>
      <style:text-properties fo:font-size="24pt"/>
    </style:style>
    <style:style style:name="P24" style:family="paragraph">
      <style:paragraph-properties fo:margin-left="0.948cm" fo:margin-right="0cm" fo:margin-top="0.246cm" fo:margin-bottom="0cm" fo:line-height="101%" text:enable-numbering="true" fo:text-indent="-0.948cm" style:punctuation-wrap="hanging" style:line-break="strict" style:writing-mode="lr-tb"/>
      <style:text-properties fo:font-size="24pt"/>
    </style:style>
    <style:style style:name="P25" style:family="paragraph">
      <style:paragraph-properties fo:margin-left="0.948cm" fo:margin-right="0cm" fo:margin-top="0.176cm" fo:margin-bottom="0cm" fo:line-height="75%" text:enable-numbering="false" fo:text-indent="-0.948cm" style:punctuation-wrap="hanging" style:line-break="strict"/>
      <style:text-properties fo:font-size="24pt"/>
    </style:style>
    <style:style style:name="P26" style:family="paragraph">
      <style:paragraph-properties fo:margin-left="0.948cm" fo:margin-right="0cm" fo:margin-top="0.176cm" fo:margin-bottom="0cm" fo:line-height="75%" text:enable-numbering="false" fo:text-indent="-0.948cm" style:punctuation-wrap="hanging" style:line-break="strict" style:writing-mode="lr-tb"/>
      <style:text-properties fo:font-size="24pt"/>
    </style:style>
    <style:style style:name="T1" style:family="text">
      <style:text-properties fo:font-size="36pt" fo:language="en" fo:country="GB" style:font-size-asian="36pt" style:font-size-complex="36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color="#000000" fo:font-family="'Times New Roman'" style:font-family-generic="roman" style:font-pitch="variable" fo:font-size="12pt" fo:language="en" fo:country="GB" style:font-size-asian="12pt" style:font-size-complex="12pt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ar" fo:country="SA" style:font-family-asian="Arial" style:font-pitch-asian="variable" style:language-asian="ar" style:country-asian="SA" style:font-family-complex="Arial" style:font-pitch-complex="variable"/>
    </style:style>
    <style:style style:name="T7" style:family="text">
      <style:text-properties fo:color="#000000" fo:font-family="Arial" style:font-family-generic="swiss" style:font-pitch="variable" fo:font-size="18pt" fo:language="en" fo:country="GB" style:font-size-asian="18pt" style:font-size-complex="18pt"/>
    </style:style>
    <style:style style:name="T8" style:family="text">
      <style:text-properties fo:color="#0000c0" fo:font-family="Arial" style:font-family-generic="swiss" style:font-pitch="variable" fo:font-size="18pt" fo:language="en" fo:country="GB" style:font-size-asian="18pt" style:font-size-complex="18pt"/>
    </style:style>
    <style:style style:name="T9" style:family="text">
      <style:text-properties fo:color="#3f7f7f" fo:font-family="Arial" style:font-family-generic="swiss" style:font-pitch="variable" fo:font-size="18pt" fo:language="en" fo:country="GB" style:font-size-asian="18pt" style:font-size-complex="18pt"/>
    </style:style>
    <style:style style:name="T10" style:family="text">
      <style:text-properties fo:color="#7f0055" fo:font-family="Arial" style:font-family-generic="swiss" style:font-pitch="variable" fo:font-size="18pt" fo:language="en" fo:country="GB" style:font-size-asian="18pt" style:font-size-complex="18pt"/>
    </style:style>
    <style:style style:name="T11" style:family="text">
      <style:text-properties fo:color="#000000" fo:font-family="Arial" style:font-family-generic="swiss" style:font-pitch="variable" fo:font-size="18pt" fo:language="en" fo:country="US" style:font-size-asian="18pt" style:font-size-complex="18pt"/>
    </style:style>
    <style:style style:name="T12" style:family="text">
      <style:text-properties fo:color="#000000" fo:font-family="Arial" style:font-family-generic="swiss" style:font-pitch="variable" fo:font-size="18pt" fo:language="ar" fo:country="SA" style:font-family-asian="Arial" style:font-pitch-asian="variable" style:font-size-asian="18pt" style:language-asian="ar" style:country-asian="SA" style:font-family-complex="Arial" style:font-pitch-complex="variable" style:font-size-complex="18pt"/>
    </style:style>
    <style:style style:name="T13" style:family="text">
      <style:text-properties fo:color="#3f7f7f" fo:font-family="Arial" style:font-family-generic="swiss" style:font-pitch="variable" fo:font-size="16pt" fo:language="en" fo:country="GB" style:font-size-asian="16pt" style:font-size-complex="16pt"/>
    </style:style>
    <style:style style:name="T14" style:family="text">
      <style:text-properties fo:color="#7f0055" fo:font-family="Arial" style:font-family-generic="swiss" style:font-pitch="variable" fo:font-size="16pt" fo:language="en" fo:country="GB" style:font-size-asian="16pt" style:font-size-complex="16pt"/>
    </style:style>
    <style:style style:name="T15" style:family="text">
      <style:text-properties fo:color="#0000c0" fo:font-family="Arial" style:font-family-generic="swiss" style:font-pitch="variable" fo:font-size="16pt" fo:language="en" fo:country="GB" style:font-size-asian="16pt" style:font-size-complex="16pt"/>
    </style:style>
    <style:style style:name="T16" style:family="text">
      <style:text-properties fo:color="#000000" fo:font-family="Arial" style:font-family-generic="swiss" style:font-pitch="variable" fo:font-size="16pt" fo:language="en" fo:country="GB" style:font-size-asian="16pt" style:font-size-complex="16pt"/>
    </style:style>
    <style:style style:name="T17" style:family="text">
      <style:text-properties fo:color="#3f7f7f"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18" style:family="text">
      <style:text-properties fo:color="#7f0055"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fo:color="#000000"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20" style:family="text">
      <style:text-properties fo:font-family="Arial" style:font-family-generic="swiss" style:font-pitch="variable" fo:font-size="28pt" fo:language="en" fo:country="GB" style:font-size-asian="28pt" style:font-size-complex="28pt"/>
    </style:style>
    <style:style style:name="T21" style:family="text">
      <style:text-properties fo:color="#3f7f7f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2" style:family="text">
      <style:text-properties fo:color="#7f0055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3" style:family="text">
      <style:text-properties fo:color="#0000c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4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5" style:family="text">
      <style:text-properties fo:color="#0000c0"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26" style:family="text">
      <style:text-properties fo:font-family="Arial" style:font-family-generic="swiss" style:font-pitch="variable" fo:language="en" fo:country="GB"/>
    </style:style>
    <style:style style:name="T27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29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30" style:family="text">
      <style:text-properties fo:color="#000000" fo:font-family="Verdana" style:font-family-generic="swiss" style:font-pitch="variable" fo:language="en" fo:country="GB"/>
    </style:style>
    <style:style style:name="T31" style:family="text">
      <style:text-properties fo:color="#646464" fo:font-family="Arial" style:font-family-generic="swiss" style:font-pitch="variable" fo:font-size="18pt" fo:language="en" fo:country="GB" style:font-size-asian="18pt" style:font-size-complex="18pt"/>
    </style:style>
    <style:style style:name="T32" style:family="text">
      <style:text-properties fo:color="#000080" fo:font-family="Arial" style:font-family-generic="swiss" style:font-pitch="variable" fo:font-size="18pt" fo:language="en" fo:country="GB" style:font-size-asian="18pt" style:font-size-complex="18pt"/>
    </style:style>
    <style:style style:name="T3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34" style:family="text">
      <style:text-properties fo:color="#3f7f7f" fo:font-family="Arial" style:font-family-generic="swiss" style:font-pitch="variable" fo:font-size="14pt" fo:language="en" fo:country="GB" style:font-size-asian="14pt" style:font-size-complex="14pt"/>
    </style:style>
    <style:style style:name="T35" style:family="text">
      <style:text-properties fo:color="#0000c0" fo:font-family="Arial" style:font-family-generic="swiss" style:font-pitch="variable" fo:font-size="14pt" fo:language="en" fo:country="GB" style:font-size-asian="14pt" style:font-size-complex="14pt"/>
    </style:style>
    <style:style style:name="T36" style:family="text">
      <style:text-properties fo:color="#7f0055" fo:font-family="Arial" style:font-family-generic="swiss" style:font-pitch="variable" fo:font-size="14pt" fo:language="en" fo:country="GB" style:font-size-asian="14pt" style:font-size-complex="14pt"/>
    </style:style>
    <style:style style:name="T37" style:family="text">
      <style:text-properties fo:font-size="24pt" fo:language="ar" fo:country="SA" style:font-family-asian="Arial" style:font-pitch-asian="variable" style:font-size-asian="24pt" style:language-asian="ar" style:country-asian="SA" style:font-family-complex="Arial" style:font-pitch-complex="variable" style:font-size-complex="24pt"/>
    </style:style>
    <style:style style:name="T38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Introduction to iBATIS with Spring" draw:style-name="dp1" draw:master-page-name="Title1">
        <office:forms form:automatic-focus="false" form:apply-design-mode="false"/>
        <draw:frame presentation:style-name="pr1" draw:text-style-name="P2" draw:layer="layout" svg:width="21.59cm" svg:height="3.352cm" svg:x="1.905cm" svg:y="5.626cm" presentation:class="title" presentation:user-transformed="true">
          <draw:text-box>
            <text:p text:style-name="P1"><text:span text:style-name="T1">Introduction to iBATIS with Spring</text:span></text:p>
          </draw:text-box>
        </draw:frame>
        <draw:frame presentation:style-name="pr2" draw:text-style-name="P4" draw:layer="layout" svg:width="17.78cm" svg:height="4.869cm" svg:x="3.81cm" svg:y="10.795cm">
          <draw:text-box>
            <text:p text:style-name="P3"><text:span text:style-name="T2">Hitting the Sweet Spot Between JDBC and ORM</text:span>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/>
          <draw:frame presentation:style-name="pr3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4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</text:list>
            <text:list text:style-name="L4">
              <text:list-item>
                <text:p text:style-name="P9"><text:span text:style-name="T4">Basic Configuration</text:span></text:p>
              </text:list-item>
            </text:list>
            <text:list text:style-name="L4">
              <text:list-item>
                <text:p text:style-name="P9"><text:span text:style-name="T4">Parameter Options</text:span></text:p>
              </text:list-item>
            </text:list>
            <text:list text:style-name="L4">
              <text:list-item>
                <text:p text:style-name="P9"><text:span text:style-name="T4">Joins</text:span></text:p>
              </text:list-item>
            </text:list>
            <text:list text:style-name="L4">
              <text:list-item>
                <text:p text:style-name="P9"><text:span text:style-name="T4">Advanced Usage</text:span></text:p>
              </text:list-item>
            </text:list>
            <text:list text:style-name="L4">
              <text:list-item>
                <text:p text:style-name="P9"><text:span text:style-name="T4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4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5">Introduction</text:span></text:p>
              </text:list-item>
            </text:list>
            <text:list text:style-name="L4">
              <text:list-item>
                <text:p text:style-name="P9"><text:span text:style-name="T4">Basic Configuration</text:span></text:p>
              </text:list-item>
            </text:list>
            <text:list text:style-name="L4">
              <text:list-item>
                <text:p text:style-name="P9"><text:span text:style-name="T4">Parameter Options</text:span></text:p>
              </text:list-item>
            </text:list>
            <text:list text:style-name="L4">
              <text:list-item>
                <text:p text:style-name="P9"><text:span text:style-name="T4">Joins</text:span></text:p>
              </text:list-item>
            </text:list>
            <text:list text:style-name="L4">
              <text:list-item>
                <text:p text:style-name="P9"><text:span text:style-name="T4">Advanced Usage</text:span></text:p>
              </text:list-item>
            </text:list>
            <text:list text:style-name="L4">
              <text:list-item>
                <text:p text:style-name="P9"><text:span text:style-name="T4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hat Is iBATIS? (1)‏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What Is iBATIS? (1)</text:span><text:span text:style-name="T6">‏</text:span></text:p>
          </draw:text-box>
        </draw:frame>
        <draw:frame presentation:style-name="pr8" draw:text-style-name="P10" draw:layer="layout" svg:width="22.384cm" svg:height="12.988cm" svg:x="1.746cm" svg:y="3.809cm" presentation:class="outline" presentation:user-transformed="true">
          <draw:text-box>
            <text:list text:style-name="L4">
              <text:list-item>
                <text:p text:style-name="P9"><text:span text:style-name="T4">Positioned in the sweet spot between ORM and JDBC</text:span></text:p>
              </text:list-item>
            </text:list>
            <text:list text:style-name="L4">
              <text:list-item>
                <text:p text:style-name="P9"><text:span text:style-name="T4">Lets you write maps to convert between SQL statements and objec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Core idea is to map statements rather than table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">Lets you continue to use the power of SQ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eparate XML files contain SQL, tuneable by a DB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Dynamic SQ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hat Is iBATIS? (2)‏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What Is iBATIS? (2)</text:span><text:span text:style-name="T6">‏</text:span></text:p>
          </draw:text-box>
        </draw:frame>
        <draw:frame presentation:style-name="pr9" draw:text-style-name="P10" draw:layer="layout" svg:width="21.855cm" svg:height="12.893cm" svg:x="1.904cm" svg:y="3.81cm" presentation:class="outline" presentation:user-transformed="true">
          <draw:text-box>
            <text:list text:style-name="L4">
              <text:list-item>
                <text:p text:style-name="P9"><text:span text:style-name="T4">Virtually all the same power/control of JDBC with simple but very powerful data-binding</text:span></text:p>
              </text:list-item>
            </text:list>
            <text:list text:style-name="L4">
              <text:list-item>
                <text:p text:style-name="P9"><text:span text:style-name="T4">Has some ORM-like featur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Configurable ability to load associations automatical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Eager with a normal n+1 select strateg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Eager with a jo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Laz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Inheritance mapping since 2.1.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But there is no change track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imple Example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Simple Example</text:span></text:p>
          </draw:text-box>
        </draw:frame>
        <draw:frame presentation:style-name="pr10" draw:text-style-name="P10" draw:layer="layout" svg:width="21.855cm" svg:height="3.811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Tell iBATIS which statement to execute, and it takes care of doing the data-binding against the bean/map</text:span></text:p>
              </text:list-item>
            </text:list>
          </draw:text-box>
        </draw:frame>
        <draw:custom-shape draw:name="Rectangle 3" draw:style-name="gr3" draw:text-style-name="P15" draw:layer="layout" svg:width="17.991cm" svg:height="0.847cm" svg:x="2.752cm" svg:y="8.89cm">
          <text:p text:style-name="P14"><text:span text:style-name="T7">sqlMapClientTemplate.update(</text:span><text:span text:style-name="T8">“insertRestaurant"</text:span><text:span text:style-name="T7">, restaurant);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15" draw:layer="layout" svg:width="17.991cm" svg:height="2.963cm" svg:x="2.752cm" svg:y="10.372cm">
          <text:p text:style-name="P14"><text:span text:style-name="T9">&lt;insert </text:span><text:span text:style-name="T10">id</text:span><text:span text:style-name="T9">="</text:span><text:span text:style-name="T8">insertRestaurant</text:span><text:span text:style-name="T9">" </text:span><text:span text:style-name="T10">parameterClass</text:span><text:span text:style-name="T9">="</text:span><text:span text:style-name="T8">restaurant</text:span><text:span text:style-name="T9">"&gt;</text:span></text:p>
          <text:p text:style-name="P14"><text:span text:style-name="T11"><text:s text:c="4"/></text:span><text:span text:style-name="T11">INSERT INTO t_restaurant (merchant_number, name)</text:span></text:p>
          <text:p text:style-name="P14"><text:span text:style-name="T11"><text:s text:c="4"/></text:span><text:span text:style-name="T11">VALUES (#number#, #name#)</text:span></text:p>
          <text:p text:style-name="P14"><text:span text:style-name="T9">&lt;/insert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4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</text:list>
            <text:list text:style-name="L4">
              <text:list-item>
                <text:p text:style-name="P9"><text:span text:style-name="T5">Basic Configuration</text:span></text:p>
              </text:list-item>
            </text:list>
            <text:list text:style-name="L4">
              <text:list-item>
                <text:p text:style-name="P9"><text:span text:style-name="T4">Parameter Options</text:span></text:p>
              </text:list-item>
            </text:list>
            <text:list text:style-name="L4">
              <text:list-item>
                <text:p text:style-name="P9"><text:span text:style-name="T4">Joins</text:span></text:p>
              </text:list-item>
            </text:list>
            <text:list text:style-name="L4">
              <text:list-item>
                <text:p text:style-name="P9"><text:span text:style-name="T4">Advanced Usage</text:span></text:p>
              </text:list-item>
            </text:list>
            <text:list text:style-name="L4">
              <text:list-item>
                <text:p text:style-name="P9"><text:span text:style-name="T4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iring iBATIS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Wiring iBATIS</text:span></text:p>
          </draw:text-box>
        </draw:frame>
        <draw:custom-shape draw:name="Rectangle 2" draw:style-name="gr5" draw:text-style-name="P15" draw:layer="layout" svg:width="24.13cm" svg:height="2.328cm" svg:x="0.635cm" svg:y="4.022cm">
          <text:p text:style-name="P14"><text:span text:style-name="T9">&lt;sqlMapConfig&gt;</text:span></text:p>
          <text:p text:style-name="P14"><text:span text:style-name="T9"><text:s text:c="4"/></text:span><text:span text:style-name="T9">&lt;sqlMap </text:span><text:span text:style-name="T10">resource</text:span><text:span text:style-name="T7">=</text:span><text:span text:style-name="T8">"rewards/internal/restaurant/Restaurant.xml"</text:span><text:span text:style-name="T9">/&gt;</text:span></text:p>
          <text:p text:style-name="P14"><text:span text:style-name="T9">&lt;/sqlMapConfig&gt;</text:span></text:p>
          <text:p text:style-name="P14"><text:span text:style-name="T9"/></text:p>
          <draw:enhanced-geometry svg:viewBox="0 0 21600 21600" draw:type="rectangle" draw:enhanced-path="M 0 0 L 21600 0 21600 21600 0 21600 0 0 Z N"/>
        </draw:custom-shape>
        <draw:frame presentation:style-name="pr11" draw:text-style-name="P10" draw:layer="layout" svg:width="21.855cm" svg:height="10.161cm" svg:x="1.745cm" svg:y="6.985cm" presentation:class="outline" presentation:user-transformed="true">
          <draw:text-box>
            <text:list text:style-name="L4">
              <text:list-item>
                <text:p text:style-name="P9"><text:span text:style-name="T4">Configuration normally in this file, like DataSource and transaction management, will be taken care of by Sprin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May include &lt;typeHandler ../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lso global settings:</text:span></text:p>
                  </text:list-item>
                </text:list>
              </text:list-item>
            </text:list>
          </draw:text-box>
        </draw:frame>
        <draw:custom-shape draw:name="Rectangle 2" draw:style-name="gr6" draw:text-style-name="P15" draw:layer="layout" svg:width="15.112cm" svg:height="2.328cm" svg:x="5.229cm" svg:y="14.501cm">
          <text:p text:style-name="P14"><text:span text:style-name="T9">&lt;settings </text:span><text:span text:style-name="T10">useStatementNamespaces</text:span><text:span text:style-name="T7">=</text:span><text:span text:style-name="T8">“true”</text:span></text:p>
          <text:p text:style-name="P14"><text:span text:style-name="T10"><text:s text:c="16"/></text:span><text:span text:style-name="T10">cacheModelsEnabled</text:span><text:span text:style-name="T7">=</text:span><text:span text:style-name="T8">“true”</text:span></text:p>
          <text:p text:style-name="P14"><text:span text:style-name="T10"><text:s text:c="16"/></text:span><text:span text:style-name="T10">lazyLoadingEnabled</text:span><text:span text:style-name="T7">=</text:span><text:span text:style-name="T8">“true”</text:span><text:span text:style-name="T9">/&gt;</text:span></text:p>
          <text:p text:style-name="P14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Data Mapping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Data Mapping</text:span></text:p>
          </draw:text-box>
        </draw:frame>
        <draw:frame presentation:style-name="pr12" draw:text-style-name="P10" draw:layer="layout" svg:width="21.855cm" svg:height="10.968cm" svg:x="1.745cm" svg:y="4.656cm" presentation:class="outline" presentation:user-transformed="true">
          <draw:text-box>
            <text:list text:style-name="L4">
              <text:list-item>
                <text:p text:style-name="P9"><text:span text:style-name="T4">Data is mapped in and out of the PreparedStatement/ResultSet three basic way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JavaBean properti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“</text:span><text:span text:style-name="T4">Simple” types (e.g., primitives)</text:span><text:span text:style-name="T6">‏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Maps (the name in the mapping is the key in the map)</text:span><text:span text:style-name="T6">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9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qlMap Files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SqlMap Files</text:span></text:p>
          </draw:text-box>
        </draw:frame>
        <draw:custom-shape draw:name="Rectangle 2" draw:style-name="gr7" draw:text-style-name="P15" draw:layer="layout" svg:width="24.13cm" svg:height="13.123cm" svg:x="0.599cm" svg:y="3.987cm">
          <text:p text:style-name="P14"><text:span text:style-name="T9">&lt;sqlMap </text:span><text:span text:style-name="T10">namespace</text:span><text:span text:style-name="T9">=</text:span><text:span text:style-name="T8">"Restaurant"</text:span><text:span text:style-name="T9">&gt;</text:span></text:p>
          <text:p text:style-name="P14"><text:span text:style-name="T9"><text:s text:c="4"/></text:span><text:span text:style-name="T9">&lt;typeAlias </text:span><text:span text:style-name="T10">alias</text:span><text:span text:style-name="T9">=</text:span><text:span text:style-name="T8">"restaurant"</text:span><text:span text:style-name="T9"> </text:span><text:span text:style-name="T10">type</text:span><text:span text:style-name="T9">=</text:span><text:span text:style-name="T8">"rewards.internal.restaurant.Restaurant"</text:span><text:span text:style-name="T9">/&gt;</text:span></text:p>
          <text:p text:style-name="P14"><text:span text:style-name="T9"><text:s text:c="4"/></text:span><text:span text:style-name="T9">&lt;resultMap </text:span><text:span text:style-name="T10">id</text:span><text:span text:style-name="T9">=</text:span><text:span text:style-name="T8">"restaurant-result"</text:span><text:span text:style-name="T9"> </text:span><text:span text:style-name="T10">class</text:span><text:span text:style-name="T9">=</text:span><text:span text:style-name="T8">"restaurant"</text:span><text:span text:style-name="T9">&gt;</text:span></text:p>
          <text:p text:style-name="P14"><text:span text:style-name="T9"><text:s text:c="8"/></text:span><text:span text:style-name="T9">&lt;result </text:span><text:span text:style-name="T10">property</text:span><text:span text:style-name="T9">="</text:span><text:span text:style-name="T8">number</text:span><text:span text:style-name="T9">" </text:span><text:span text:style-name="T10">column</text:span><text:span text:style-name="T9">="</text:span><text:span text:style-name="T8">MERCHANT_NUMBER</text:span><text:span text:style-name="T9">"/&gt;</text:span></text:p>
          <text:p text:style-name="P14"><text:span text:style-name="T9"><text:s text:c="8"/></text:span><text:span text:style-name="T9">&lt;result </text:span><text:span text:style-name="T10">property</text:span><text:span text:style-name="T9">="</text:span><text:span text:style-name="T8">name</text:span><text:span text:style-name="T9">" </text:span><text:span text:style-name="T10">column</text:span><text:span text:style-name="T9">="</text:span><text:span text:style-name="T8">NAME</text:span><text:span text:style-name="T9">"/&gt;</text:span></text:p>
          <text:p text:style-name="P14"><text:span text:style-name="T9"><text:s text:c="4"/></text:span><text:span text:style-name="T9">&lt;/resultMap&gt;</text:span></text:p>
          <text:p text:style-name="P14"><text:span text:style-name="T9"/></text:p>
          <text:p text:style-name="P14"><text:span text:style-name="T9"><text:s text:c="4"/></text:span><text:span text:style-name="T9">&lt;select </text:span><text:span text:style-name="T10">id</text:span><text:span text:style-name="T9">="</text:span><text:span text:style-name="T8">findByMerchantNumber</text:span><text:span text:style-name="T9">"</text:span></text:p>
          <text:p text:style-name="P14"><text:span text:style-name="T9"><text:s text:c="16"/></text:span><text:span text:style-name="T10">resultMap</text:span><text:span text:style-name="T9">="</text:span><text:span text:style-name="T8">restaurant-result</text:span><text:span text:style-name="T9">" </text:span><text:span text:style-name="T10">parameterClass</text:span><text:span text:style-name="T9">="</text:span><text:span text:style-name="T8">string</text:span><text:span text:style-name="T9">"&gt;</text:span></text:p>
          <text:p text:style-name="P14"><text:span text:style-name="T7"><text:s text:c="8"/></text:span><text:span text:style-name="T7">select MERCHANT_NUMBER, NAME from T_RESTAURANT</text:span></text:p>
          <text:p text:style-name="P14"><text:span text:style-name="T7"><text:s text:c="8"/></text:span><text:span text:style-name="T7">where MERCHANT_NUMBER = #value#</text:span></text:p>
          <text:p text:style-name="P14"><text:span text:style-name="T9"><text:s text:c="4"/></text:span><text:span text:style-name="T9">&lt;/select&gt;</text:span></text:p>
          <text:p text:style-name="P14"><text:span text:style-name="T9"/></text:p>
          <text:p text:style-name="P14"><text:span text:style-name="T9"><text:s text:c="4"/></text:span><text:span text:style-name="T9">&lt;insert </text:span><text:span text:style-name="T10">id</text:span><text:span text:style-name="T9">="</text:span><text:span text:style-name="T8">insertRestaurant</text:span><text:span text:style-name="T9">" </text:span><text:span text:style-name="T10">parameterClass</text:span><text:span text:style-name="T9">="</text:span><text:span text:style-name="T8">restaurant</text:span><text:span text:style-name="T9">"&gt;</text:span></text:p>
          <text:p text:style-name="P14"><text:span text:style-name="T7"><text:s text:c="8"/></text:span><text:span text:style-name="T7">insert into T_RESTAURANT (MERCHANT_NUMBER, NAME)</text:span><text:span text:style-name="T12">‏</text:span></text:p>
          <text:p text:style-name="P14"><text:span text:style-name="T7"><text:s text:c="8"/></text:span><text:span text:style-name="T7">values (#number#, #name#)</text:span><text:span text:style-name="T12">‏</text:span></text:p>
          <text:p text:style-name="P14"><text:span text:style-name="T9"><text:s text:c="4"/></text:span><text:span text:style-name="T9">&lt;/insert&gt;</text:span></text:p>
          <text:p text:style-name="P14"><text:span text:style-name="T9">&lt;/sqlMap&gt;</text:span></text:p>
          <text:p text:style-name="P14"><text:span text:style-name="T9"/></text:p>
          <draw:enhanced-geometry svg:viewBox="0 0 21600 21600" draw:type="rectangle" draw:enhanced-path="M 0 0 L 21600 0 21600 21600 0 21600 0 0 Z N"/>
        </draw:custom-shape>
        <draw:custom-shape draw:name="Text Box 3" draw:style-name="gr8" draw:text-style-name="P17" draw:layer="layout" svg:width="11.454cm" svg:height="0.972cm" svg:x="9.673cm" svg:y="15.941cm">
          <text:p text:style-name="P16"><text:span text:style-name="T7">Bean property names from “restaurant”</text:span></text:p>
          <draw:enhanced-geometry svg:viewBox="0 0 21600 21600" draw:type="mso-spt202" draw:enhanced-path="M 0 0 L 21600 0 21600 21600 0 21600 0 0 Z N"/>
        </draw:custom-shape>
        <draw:line draw:name="Line 4" draw:style-name="gr9" draw:text-style-name="P18" draw:layer="layout" svg:x1="9.631cm" svg:y1="16.585cm" svg:x2="6.316cm" svg:y2="15.363cm">
          <text:p/>
        </draw:line>
        <draw:line draw:name="Line 5" draw:style-name="gr9" draw:text-style-name="P18" draw:layer="layout" svg:x1="9.631cm" svg:y1="16.536cm" svg:x2="8.834cm" svg:y2="15.448cm">
          <text:p/>
        </draw:line>
        <draw:custom-shape draw:name="Text Box 6" draw:style-name="gr10" draw:text-style-name="P17" draw:layer="layout" svg:width="9.273cm" svg:height="0.972cm" svg:x="14.222cm" svg:y="12.065cm">
          <text:p text:style-name="P16"><text:span text:style-name="T7">Substitutes the value passed in</text:span></text:p>
          <draw:enhanced-geometry svg:viewBox="0 0 21600 21600" draw:type="mso-spt202" draw:enhanced-path="M 0 0 L 21600 0 21600 21600 0 21600 0 0 Z N"/>
        </draw:custom-shape>
        <draw:line draw:name="Line 7" draw:style-name="gr9" draw:text-style-name="P18" draw:layer="layout" svg:x1="14.116cm" svg:y1="12.756cm" svg:x2="13.016cm" svg:y2="11.863cm">
          <text:p/>
        </draw:lin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0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qlMapClientTemplate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SqlMapClientTemplate</text:span></text:p>
          </draw:text-box>
        </draw:frame>
        <draw:frame presentation:style-name="pr12" draw:text-style-name="P10" draw:layer="layout" svg:width="21.855cm" svg:height="10.968cm" svg:x="1.745cm" svg:y="4.656cm" presentation:class="outline" presentation:user-transformed="true">
          <draw:text-box>
            <text:list text:style-name="L4">
              <text:list-item>
                <text:p text:style-name="P9"><text:span text:style-name="T4">Consistent with Spring’s general DAO suppor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Translates SQLExceptions to the DataAccessException hierarch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Participates in Spring-managed transactions automatical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Provides convenience metho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1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iring Your Objects In Spring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Wiring Your Objects In Spring</text:span></text:p>
          </draw:text-box>
        </draw:frame>
        <draw:custom-shape draw:name="Rectangle 2" draw:style-name="gr11" draw:text-style-name="P15" draw:layer="layout" svg:width="24.13cm" svg:height="6.773cm" svg:x="0.635cm" svg:y="4.022cm">
          <text:p text:style-name="P14"><text:span text:style-name="T13">&lt;bean </text:span><text:span text:style-name="T14">id</text:span><text:span text:style-name="T13">="</text:span><text:span text:style-name="T15">sqlMapClient</text:span><text:span text:style-name="T13">"</text:span></text:p>
          <text:p text:style-name="P14"><text:span text:style-name="T13"><text:s text:c="6"/></text:span><text:span text:style-name="T14">class</text:span><text:span text:style-name="T13">="</text:span><text:span text:style-name="T15">org.springframework.orm.ibatis.SqlMapClientFactoryBean</text:span><text:span text:style-name="T13">"&gt;</text:span></text:p>
          <text:p text:style-name="P14"><text:span text:style-name="T13"><text:s text:c="6"/></text:span><text:span text:style-name="T13">&lt;property </text:span><text:span text:style-name="T14">name</text:span><text:span text:style-name="T13">="</text:span><text:span text:style-name="T15">configLocation</text:span><text:span text:style-name="T13">" </text:span><text:span text:style-name="T14">value</text:span><text:span text:style-name="T13">="</text:span><text:span text:style-name="T15">rewards/internal/sqlmap-config.xml</text:span><text:span text:style-name="T13">"/&gt;</text:span></text:p>
          <text:p text:style-name="P14"><text:span text:style-name="T13"><text:s text:c="6"/></text:span><text:span text:style-name="T13">&lt;property </text:span><text:span text:style-name="T14">name</text:span><text:span text:style-name="T13">="</text:span><text:span text:style-name="T15">dataSource</text:span><text:span text:style-name="T13">" </text:span><text:span text:style-name="T14">value</text:span><text:span text:style-name="T13">="</text:span><text:span text:style-name="T15">dataSource</text:span><text:span text:style-name="T13">"/&gt;</text:span></text:p>
          <text:p text:style-name="P14"><text:span text:style-name="T13">&lt;/bean&gt;</text:span></text:p>
          <text:p text:style-name="P14"><text:span text:style-name="T13"/></text:p>
          <text:p text:style-name="P14"><text:span text:style-name="T13">&lt;bean </text:span><text:span text:style-name="T14">id</text:span><text:span text:style-name="T13">="</text:span><text:span text:style-name="T15">restaurantRepository</text:span><text:span text:style-name="T13">"</text:span></text:p>
          <text:p text:style-name="P14"><text:span text:style-name="T13"><text:s text:c="6"/></text:span><text:span text:style-name="T14">class</text:span><text:span text:style-name="T13">="</text:span><text:span text:style-name="T15">rewards.internal.IBatisRestaurantRepository</text:span><text:span text:style-name="T13">"&gt;</text:span></text:p>
          <text:p text:style-name="P14"><text:span text:style-name="T13"><text:s text:c="6"/></text:span><text:span text:style-name="T13">&lt;constructor-arg </text:span><text:span text:style-name="T14">ref</text:span><text:span text:style-name="T13">="</text:span><text:span text:style-name="T15">sqlMapClient</text:span><text:span text:style-name="T13">" /&gt;</text:span></text:p>
          <text:p text:style-name="P14"><text:span text:style-name="T13">&lt;/bean&gt;</text:span></text:p>
          <draw:enhanced-geometry svg:viewBox="0 0 21600 21600" draw:type="rectangle" draw:enhanced-path="M 0 0 L 21600 0 21600 21600 0 21600 0 0 Z N"/>
        </draw:custom-shape>
        <draw:custom-shape draw:name="Rectangle 3" draw:style-name="gr12" draw:text-style-name="P15" draw:layer="layout" svg:width="24.13cm" svg:height="5.715cm" svg:x="0.635cm" svg:y="11.43cm">
          <text:p text:style-name="P14"><text:span text:style-name="T14">public</text:span><text:span text:style-name="T13"> </text:span><text:span text:style-name="T14">class</text:span><text:span text:style-name="T13"> </text:span><text:span text:style-name="T16">IBatisRestaurantRepository</text:span><text:span text:style-name="T13"> </text:span><text:span text:style-name="T14">implements</text:span><text:span text:style-name="T13"> </text:span><text:span text:style-name="T16">RestaurantRepository</text:span><text:span text:style-name="T13"> </text:span><text:span text:style-name="T16">{</text:span></text:p>
          <text:p text:style-name="P14"><text:span text:style-name="T13"><text:s text:c="4"/></text:span><text:span text:style-name="T14">private</text:span><text:span text:style-name="T13"> </text:span><text:span text:style-name="T16">SqlMapClientTemplate</text:span><text:span text:style-name="T13"> </text:span><text:span text:style-name="T15">sqlMapClientTemplate</text:span><text:span text:style-name="T16">;</text:span></text:p>
          <text:p text:style-name="P14"><text:span text:style-name="T13"/></text:p>
          <text:p text:style-name="P14"><text:span text:style-name="T13"><text:s text:c="4"/></text:span><text:span text:style-name="T14">public</text:span><text:span text:style-name="T13"> </text:span><text:span text:style-name="T16">IBatisRestaurantRepository(SqlMapClient</text:span><text:span text:style-name="T13"> </text:span><text:span text:style-name="T16">sqlMapClient) {</text:span></text:p>
          <text:p text:style-name="P14"><text:span text:style-name="T13"><text:s text:c="8"/></text:span><text:span text:style-name="T15">sqlMapClientTemplate</text:span><text:span text:style-name="T13"> = </text:span><text:span text:style-name="T14">new</text:span><text:span text:style-name="T13"> </text:span><text:span text:style-name="T16">SqlMapClientTemplate(sqlMapClient);</text:span></text:p>
          <text:p text:style-name="P14"><text:span text:style-name="T16"><text:s text:c="4"/></text:span><text:span text:style-name="T16">}</text:span></text:p>
          <text:p text:style-name="P14"><text:span text:style-name="T16"><text:s text:c="4"/></text:span><text:span text:style-name="T16">....</text:span></text:p>
          <text:p text:style-name="P14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2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SqlMapClientDaoSupport</text:span></text:p>
          </draw:text-box>
        </draw:frame>
        <draw:custom-shape draw:name="Rectangle 2" draw:style-name="gr13" draw:text-style-name="P15" draw:layer="layout" svg:width="24.13cm" svg:height="6.773cm" svg:x="0.635cm" svg:y="4.022cm">
          <text:p text:style-name="P14"><text:span text:style-name="T13">&lt;bean </text:span><text:span text:style-name="T14">id</text:span><text:span text:style-name="T13">="</text:span><text:span text:style-name="T15">sqlMapClient</text:span><text:span text:style-name="T13">"</text:span></text:p>
          <text:p text:style-name="P14"><text:span text:style-name="T13"><text:s text:c="6"/></text:span><text:span text:style-name="T14">class</text:span><text:span text:style-name="T13">="</text:span><text:span text:style-name="T15">org.springframework.orm.ibatis.SqlMapClientFactoryBean</text:span><text:span text:style-name="T13">"&gt;</text:span></text:p>
          <text:p text:style-name="P14"><text:span text:style-name="T13"><text:s text:c="6"/></text:span><text:span text:style-name="T13">&lt;property </text:span><text:span text:style-name="T14">name</text:span><text:span text:style-name="T13">="</text:span><text:span text:style-name="T15">configLocation</text:span><text:span text:style-name="T13">" </text:span><text:span text:style-name="T14">value</text:span><text:span text:style-name="T13">="</text:span><text:span text:style-name="T15">rewards/internal/sqlmap-config.xml</text:span><text:span text:style-name="T13">"/&gt;</text:span></text:p>
          <text:p text:style-name="P14"><text:span text:style-name="T13"><text:s text:c="6"/></text:span><text:span text:style-name="T13">&lt;property </text:span><text:span text:style-name="T14">name</text:span><text:span text:style-name="T13">="</text:span><text:span text:style-name="T15">dataSource</text:span><text:span text:style-name="T13">" </text:span><text:span text:style-name="T14">value</text:span><text:span text:style-name="T13">="</text:span><text:span text:style-name="T15">dataSource</text:span><text:span text:style-name="T13">"/&gt;</text:span></text:p>
          <text:p text:style-name="P14"><text:span text:style-name="T13">&lt;/bean&gt;</text:span></text:p>
          <text:p text:style-name="P14"><text:span text:style-name="T13"/></text:p>
          <text:p text:style-name="P14"><text:span text:style-name="T13">&lt;bean </text:span><text:span text:style-name="T14">id</text:span><text:span text:style-name="T13">="</text:span><text:span text:style-name="T15">restaurantRepository</text:span><text:span text:style-name="T13">"</text:span></text:p>
          <text:p text:style-name="P14"><text:span text:style-name="T13"><text:s text:c="6"/></text:span><text:span text:style-name="T14">class</text:span><text:span text:style-name="T13">="</text:span><text:span text:style-name="T15">rewards.internal.IBatisRestaurantRepository</text:span><text:span text:style-name="T13">"&gt;</text:span></text:p>
          <text:p text:style-name="P14"><text:span text:style-name="T13"><text:s text:c="6"/></text:span><text:span text:style-name="T13">&lt;constructor-arg </text:span><text:span text:style-name="T14">ref</text:span><text:span text:style-name="T13">="</text:span><text:span text:style-name="T15">sqlMapClient</text:span><text:span text:style-name="T13">" /&gt;</text:span></text:p>
          <text:p text:style-name="P14"><text:span text:style-name="T13">&lt;/bean&gt;</text:span></text:p>
          <draw:enhanced-geometry svg:viewBox="0 0 21600 21600" draw:type="rectangle" draw:enhanced-path="M 0 0 L 21600 0 21600 21600 0 21600 0 0 Z N"/>
        </draw:custom-shape>
        <draw:custom-shape draw:name="Rectangle 3" draw:style-name="gr14" draw:text-style-name="P20" draw:layer="layout" svg:width="24.13cm" svg:height="5.715cm" svg:x="0.635cm" svg:y="11.43cm">
          <text:p text:style-name="P19"><text:span text:style-name="T14">public</text:span><text:span text:style-name="T13"> </text:span><text:span text:style-name="T14">class</text:span><text:span text:style-name="T13"> </text:span><text:span text:style-name="T16">IBatisRestaurantRepository</text:span><text:span text:style-name="T17"> </text:span><text:span text:style-name="T18">extends</text:span><text:span text:style-name="T17"> </text:span><text:span text:style-name="T19">SqlMapClientDaoSupport</text:span><text:span text:style-name="T16"> </text:span></text:p>
          <text:p text:style-name="P19"><text:span text:style-name="T16"><text:s text:c="10"/></text:span><text:span text:style-name="T14">implements</text:span><text:span text:style-name="T13"> </text:span><text:span text:style-name="T16">RestaurantRepository</text:span><text:span text:style-name="T13"> </text:span><text:span text:style-name="T16">{</text:span></text:p>
          <text:p text:style-name="P19"><text:span text:style-name="T13"/></text:p>
          <text:p text:style-name="P19"><text:span text:style-name="T13"><text:s text:c="4"/></text:span><text:span text:style-name="T14">public void</text:span><text:span text:style-name="T13"> </text:span><text:span text:style-name="T16">insertRestaurant(Restaurant restaurant) {</text:span></text:p>
          <text:p text:style-name="P19"><text:span text:style-name="T16"><text:s text:c="8"/></text:span><text:span text:style-name="T16">getSqlMapClientTemplate().update(</text:span><text:span text:style-name="T15">“insertRestaurant"</text:span><text:span text:style-name="T16">, restaurant);</text:span></text:p>
          <text:p text:style-name="P19"><text:span text:style-name="T16"><text:s text:c="4"/></text:span><text:span text:style-name="T16">}</text:span></text:p>
          <text:p text:style-name="P19"><text:span text:style-name="T16"/></text:p>
          <text:p text:style-name="P19"><text:span text:style-name="T16">}</text:span></text:p>
          <draw:enhanced-geometry svg:viewBox="0 0 21600 21600" draw:type="rectangle" draw:enhanced-path="M 0 0 L 21600 0 21600 21600 0 21600 0 0 Z N"/>
        </draw:custom-shape>
        <draw:custom-shape draw:name="Text Box 6" draw:style-name="gr15" draw:text-style-name="P17" draw:layer="layout" svg:width="9.9cm" svg:height="0.972cm" svg:x="2.061cm" svg:y="16.124cm">
          <text:p text:style-name="P16"><text:span text:style-name="T7">template is created by superclass</text:span></text:p>
          <draw:enhanced-geometry svg:viewBox="0 0 21600 21600" draw:type="mso-spt202" draw:enhanced-path="M 0 0 L 21600 0 21600 21600 0 21600 0 0 Z N"/>
        </draw:custom-shape>
        <draw:line draw:style-name="gr16" draw:layer="layout" svg:x1="5.442cm" svg:y1="16.101cm" svg:x2="5.442cm" svg:y2="14.821cm">
          <text:p/>
        </draw:line>
        <draw:custom-shape draw:name="Text Box 6" draw:style-name="gr17" draw:text-style-name="P17" draw:layer="layout" svg:width="8.567cm" svg:height="0.972cm" svg:x="15.701cm" svg:y="8.724cm">
          <text:p text:style-name="P16"><text:span text:style-name="T7">configuration looks the same</text:span></text:p>
          <draw:enhanced-geometry svg:viewBox="0 0 21600 21600" draw:type="mso-spt202" draw:enhanced-path="M 0 0 L 21600 0 21600 21600 0 21600 0 0 Z N"/>
        </draw:custom-shape>
        <draw:custom-shape draw:name="Text Box 6" draw:style-name="gr18" draw:text-style-name="P17" draw:id="id1" draw:layer="layout" svg:width="10.074cm" svg:height="1.774cm" svg:x="14.825cm" svg:y="15.724cm">
          <text:p text:style-name="P16"><text:span text:style-name="T7">Note: this is a minor convenience</text:span></text:p>
          <text:p text:style-name="P16"><text:span text:style-name="T7">at the cost of required inheritanc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3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4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</text:list>
            <text:list text:style-name="L4">
              <text:list-item>
                <text:p text:style-name="P9"><text:span text:style-name="T4">Basic Configuration</text:span></text:p>
              </text:list-item>
            </text:list>
            <text:list text:style-name="L4">
              <text:list-item>
                <text:p text:style-name="P9"><text:span text:style-name="T5">Parameter Options</text:span></text:p>
              </text:list-item>
            </text:list>
            <text:list text:style-name="L4">
              <text:list-item>
                <text:p text:style-name="P9"><text:span text:style-name="T4">Joins</text:span></text:p>
              </text:list-item>
            </text:list>
            <text:list text:style-name="L4">
              <text:list-item>
                <text:p text:style-name="P9"><text:span text:style-name="T4">Advanced Usage</text:span></text:p>
              </text:list-item>
            </text:list>
            <text:list text:style-name="L4">
              <text:list-item>
                <text:p text:style-name="P9"><text:span text:style-name="T4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Type Handlers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Type Handlers</text:span></text:p>
          </draw:text-box>
        </draw:frame>
        <draw:frame presentation:style-name="pr13" draw:text-style-name="P10" draw:layer="layout" svg:width="21.855cm" svg:height="11.155cm" svg:x="1.745cm" svg:y="4.656cm" presentation:class="outline" presentation:user-transformed="true">
          <draw:text-box>
            <text:list text:style-name="L4">
              <text:list-item>
                <text:p text:style-name="P9"><text:span text:style-name="T4">If the type isn't a “simple” conversion from the database to the Java object (i.e., string, data, number, etc) then a “type handler” is used to make the conversion</text:span></text:p>
              </text:list-item>
            </text:list>
            <text:list text:style-name="L4">
              <text:list-item>
                <text:p text:style-name="P9"><text:span text:style-name="T4">Common example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Java5 enum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“</text:span><text:span text:style-name="T4">Y” and “N” to boolea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Rich user data typ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Writing A Type Handler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Writing A Type Handler</text:span></text:p>
          </draw:text-box>
        </draw:frame>
        <draw:custom-shape draw:name="Rectangle 2" draw:style-name="gr19" draw:text-style-name="P15" draw:layer="layout" svg:width="24.13cm" svg:height="10.16cm" svg:x="0.635cm" svg:y="3.81cm">
          <text:p text:style-name="P14"><text:span text:style-name="T14">public</text:span><text:span text:style-name="T16"> </text:span><text:span text:style-name="T14">class</text:span><text:span text:style-name="T16"> MonetaryAmountTypeHandlerCallback </text:span><text:span text:style-name="T14">implements</text:span><text:span text:style-name="T16"> TypeHandlerCallback {</text:span></text:p>
          <text:p text:style-name="P14"><text:span text:style-name="T16"><text:s text:c="4"/></text:span><text:span text:style-name="T14">public</text:span><text:span text:style-name="T16"> Object getResult(ResultGetter getter) </text:span><text:span text:style-name="T14">throws</text:span><text:span text:style-name="T16"> SQLException {</text:span></text:p>
          <text:p text:style-name="P14"><text:span text:style-name="T16"><text:s text:c="8"/></text:span><text:span text:style-name="T14">double</text:span><text:span text:style-name="T16"> amount = getter.getDouble();</text:span></text:p>
          <text:p text:style-name="P14"><text:span text:style-name="T16"><text:s text:c="8"/></text:span><text:span text:style-name="T14">return</text:span><text:span text:style-name="T16"> </text:span><text:span text:style-name="T14">new</text:span><text:span text:style-name="T16"> MonetaryAmount(amount);</text:span></text:p>
          <text:p text:style-name="P14"><text:span text:style-name="T16"><text:s text:c="4"/></text:span><text:span text:style-name="T16">}</text:span></text:p>
          <text:p text:style-name="P14"><text:span text:style-name="T16"/></text:p>
          <text:p text:style-name="P14"><text:span text:style-name="T16"><text:s text:c="4"/></text:span><text:span text:style-name="T14">public</text:span><text:span text:style-name="T16"> </text:span><text:span text:style-name="T14">void</text:span><text:span text:style-name="T16"> setParameter(ParameterSetter setter, Object parameter) </text:span><text:span text:style-name="T14">throws</text:span><text:span text:style-name="T16"> SQLException {</text:span></text:p>
          <text:p text:style-name="P14"><text:span text:style-name="T16"><text:s text:c="8"/></text:span><text:span text:style-name="T14">double</text:span><text:span text:style-name="T16"> amount = ((MonetaryAmount)parameter).asDouble();</text:span></text:p>
          <text:p text:style-name="P14"><text:span text:style-name="T16"><text:s text:c="8"/></text:span><text:span text:style-name="T16">setter.setDouble(amount);</text:span></text:p>
          <text:p text:style-name="P14"><text:span text:style-name="T16"><text:s text:c="4"/></text:span><text:span text:style-name="T16">}</text:span></text:p>
          <text:p text:style-name="P14"><text:span text:style-name="T16"/></text:p>
          <text:p text:style-name="P14"><text:span text:style-name="T16"><text:s text:c="4"/></text:span><text:span text:style-name="T14">public</text:span><text:span text:style-name="T16"> Object valueOf(String amount) {</text:span></text:p>
          <text:p text:style-name="P21"><text:span text:style-name="T16"><text:s text:c="4"/></text:span><text:span text:style-name="T16"><text:tab/></text:span><text:span text:style-name="T14">return</text:span><text:span text:style-name="T16"> MonetaryAmount.valueOf(amount);</text:span></text:p>
          <text:p text:style-name="P14"><text:span text:style-name="T16"><text:s text:c="4"/></text:span><text:span text:style-name="T16">}</text:span></text:p>
          <text:p text:style-name="P14"><text:span text:style-name="T16">}</text:span></text:p>
          <draw:enhanced-geometry svg:viewBox="0 0 21600 21600" draw:type="rectangle" draw:enhanced-path="M 0 0 L 21600 0 21600 21600 0 21600 0 0 Z N"/>
        </draw:custom-shape>
        <draw:custom-shape draw:name="Rectangle 3" draw:style-name="gr20" draw:text-style-name="P15" draw:layer="layout" svg:width="24.13cm" svg:height="3.44cm" svg:x="0.661cm" svg:y="14.124cm">
          <text:p text:style-name="P14"><text:span text:style-name="T13">&lt;sqlMapConfig&gt;</text:span></text:p>
          <text:p text:style-name="P14"><text:span text:style-name="T13"><text:s text:c="4"/></text:span><text:span text:style-name="T13">&lt;typeHandler </text:span><text:span text:style-name="T14">javaType</text:span><text:span text:style-name="T13">="</text:span><text:span text:style-name="T15">common.money.MonetaryAmount</text:span><text:span text:style-name="T13">"</text:span></text:p>
          <text:p text:style-name="P14"><text:span text:style-name="T13"><text:s text:c="17"/></text:span><text:span text:style-name="T14">callback</text:span><text:span text:style-name="T13">="</text:span><text:span text:style-name="T15">rewards.internal.MonetaryAmountTypeHandlerCallback</text:span><text:span text:style-name="T13">"/&gt;</text:span></text:p>
          <text:p text:style-name="P14"><text:span text:style-name="T13">...</text:span></text:p>
          <text:p text:style-name="P14"><text:span text:style-name="T13">&lt;/sqlMapConfig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Inline Parameter Attributes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Inline Parameter Attributes</text:span></text:p>
          </draw:text-box>
        </draw:frame>
        <draw:frame presentation:style-name="pr14" draw:text-style-name="P10" draw:layer="layout" svg:width="23.019cm" svg:height="12.48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You can specify various attributes on parameter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0">#propertyName,javaType=?,jdbcType=?,</text:span><text:span text:style-name="T20"><text:line-break/></text:span><text:span text:style-name="T20">mode=?,nullValue=?,handler=?,</text:span><text:span text:style-name="T20"><text:line-break/></text:span><text:span text:style-name="T20">numericScale=?#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">Generally most useful for stored-procedures or to resolve ambigu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tored Procedures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Stored Procedures</text:span></text:p>
          </draw:text-box>
        </draw:frame>
        <draw:frame presentation:style-name="pr12" draw:text-style-name="P10" draw:layer="layout" svg:width="21.855cm" svg:height="10.968cm" svg:x="1.745cm" svg:y="4.656cm" presentation:class="outline" presentation:user-transformed="true">
          <draw:text-box>
            <text:list text:style-name="L4">
              <text:list-item>
                <text:p text:style-name="P9"><text:span text:style-name="T4">Specified with the &lt;procedure ..&gt; element</text:span></text:p>
              </text:list-item>
            </text:list>
            <text:list text:style-name="L4">
              <text:list-item>
                <text:p text:style-name="P9"><text:span text:style-name="T4">OUT/INOUT parameters are mutated in the calling parameter object</text:span></text:p>
              </text:list-item>
            </text:list>
          </draw:text-box>
        </draw:frame>
        <draw:custom-shape draw:name="Rectangle 3" draw:style-name="gr21" draw:text-style-name="P15" draw:layer="layout" svg:width="22.225cm" svg:height="2.187cm" svg:x="1.905cm" svg:y="13.335cm">
          <text:p text:style-name="P14"><text:span text:style-name="T7">assertEquals(</text:span><text:span text:style-name="T8">"oldval"</text:span><text:span text:style-name="T7">, paramMap.get(</text:span><text:span text:style-name="T8">"aKey"</text:span><text:span text:style-name="T7">));</text:span></text:p>
          <text:p text:style-name="P14"><text:span text:style-name="T7">sqlMapClientTemplate.update(</text:span><text:span text:style-name="T8">"myProc"</text:span><text:span text:style-name="T7">, paramMap);</text:span></text:p>
          <text:p text:style-name="P14"><text:span text:style-name="T7">assertEquals(</text:span><text:span text:style-name="T8">"newval"</text:span><text:span text:style-name="T7">, paramMap.get(</text:span><text:span text:style-name="T8">"aKey"</text:span><text:span text:style-name="T7">));</text:span></text:p>
          <draw:enhanced-geometry svg:viewBox="0 0 21600 21600" draw:type="rectangle" draw:enhanced-path="M 0 0 L 21600 0 21600 21600 0 21600 0 0 Z N"/>
        </draw:custom-shape>
        <draw:custom-shape draw:name="Rectangle 4" draw:style-name="gr22" draw:text-style-name="P15" draw:layer="layout" svg:width="22.225cm" svg:height="2.187cm" svg:x="1.905cm" svg:y="10.16cm">
          <text:p text:style-name="P14"><text:span text:style-name="T9">&lt;procedure </text:span><text:span text:style-name="T10">id</text:span><text:span text:style-name="T9">=</text:span><text:span text:style-name="T8">"myproc"</text:span><text:span text:style-name="T9"> </text:span><text:span text:style-name="T10">parameterClass</text:span><text:span text:style-name="T9">=</text:span><text:span text:style-name="T8">"map"</text:span><text:span text:style-name="T9">&gt;</text:span></text:p>
          <text:p text:style-name="P14"><text:span text:style-name="T7"><text:s text:c="4"/></text:span><text:span text:style-name="T7">call some_proc(#aKey,jdbcType=VARCHAR,mode=INOUT#)</text:span><text:span text:style-name="T12">‏</text:span></text:p>
          <text:p text:style-name="P14"><text:span text:style-name="T9">&lt;/procedure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4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</text:list>
            <text:list text:style-name="L4">
              <text:list-item>
                <text:p text:style-name="P9"><text:span text:style-name="T4">Basic Configuration</text:span></text:p>
              </text:list-item>
            </text:list>
            <text:list text:style-name="L4">
              <text:list-item>
                <text:p text:style-name="P9"><text:span text:style-name="T4">Parameter Options</text:span></text:p>
              </text:list-item>
            </text:list>
            <text:list text:style-name="L4">
              <text:list-item>
                <text:p text:style-name="P9"><text:span text:style-name="T5">Joins</text:span></text:p>
              </text:list-item>
            </text:list>
            <text:list text:style-name="L4">
              <text:list-item>
                <text:p text:style-name="P9"><text:span text:style-name="T4">Advanced Usage</text:span></text:p>
              </text:list-item>
            </text:list>
            <text:list text:style-name="L4">
              <text:list-item>
                <text:p text:style-name="P9"><text:span text:style-name="T4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1:1 or N:1 (Lazy)‏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1:1 or N:1 (Lazy)</text:span><text:span text:style-name="T6">‏</text:span></text:p>
          </draw:text-box>
        </draw:frame>
        <draw:custom-shape draw:name="Rectangle 2" draw:style-name="gr23" draw:text-style-name="P15" draw:layer="layout" svg:width="24.363cm" svg:height="14.071cm" svg:x="0.609cm" svg:y="3.832cm">
          <text:p text:style-name="P14"><text:span text:style-name="T9">&lt;resultMap </text:span><text:span text:style-name="T10">id</text:span><text:span text:style-name="T9">="</text:span><text:span text:style-name="T8">get-product-result</text:span><text:span text:style-name="T9">" </text:span><text:span text:style-name="T10">class</text:span><text:span text:style-name="T9">="</text:span><text:span text:style-name="T8">com.ibatis.example.Product</text:span><text:span text:style-name="T9">"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id</text:span><text:span text:style-name="T9">" </text:span><text:span text:style-name="T10">column</text:span><text:span text:style-name="T9">="</text:span><text:span text:style-name="T8">prd_id</text:span><text:span text:style-name="T9">"/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description</text:span><text:span text:style-name="T9">" </text:span><text:span text:style-name="T10">column</text:span><text:span text:style-name="T9">="</text:span><text:span text:style-name="T8">prd_description</text:span><text:span text:style-name="T9">"/&gt;</text:span></text:p>
          <text:p text:style-name="P14"><text:span text:style-name="T21"><text:s text:c="4"/></text:span><text:span text:style-name="T21">&lt;result </text:span><text:span text:style-name="T22">property</text:span><text:span text:style-name="T21">="</text:span><text:span text:style-name="T23">category</text:span><text:span text:style-name="T21">" </text:span><text:span text:style-name="T22">column</text:span><text:span text:style-name="T21">="</text:span><text:span text:style-name="T23">prd_cat_id</text:span><text:span text:style-name="T21">" </text:span><text:span text:style-name="T22">select</text:span><text:span text:style-name="T21">="</text:span><text:span text:style-name="T23">getCategory</text:span><text:span text:style-name="T21">"/&gt;</text:span></text:p>
          <text:p text:style-name="P14"><text:span text:style-name="T9">&lt;/resultMap&gt;</text:span></text:p>
          <text:p text:style-name="P14"><text:span text:style-name="T9"/></text:p>
          <text:p text:style-name="P14"><text:span text:style-name="T9">&lt;resultMap </text:span><text:span text:style-name="T10">id</text:span><text:span text:style-name="T9">="</text:span><text:span text:style-name="T8">get-category-result</text:span><text:span text:style-name="T9">" </text:span><text:span text:style-name="T10">class</text:span><text:span text:style-name="T9">="</text:span><text:span text:style-name="T8">com.ibatis.example.Category</text:span><text:span text:style-name="T9">"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id</text:span><text:span text:style-name="T9">" </text:span><text:span text:style-name="T10">column</text:span><text:span text:style-name="T9">="</text:span><text:span text:style-name="T8">cat_id</text:span><text:span text:style-name="T9">"/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description</text:span><text:span text:style-name="T9">" </text:span><text:span text:style-name="T10">column</text:span><text:span text:style-name="T9">="</text:span><text:span text:style-name="T8">cat_description</text:span><text:span text:style-name="T9">"/&gt;</text:span></text:p>
          <text:p text:style-name="P14"><text:span text:style-name="T9">&lt;/resultMap&gt;</text:span></text:p>
          <text:p text:style-name="P14"><text:span text:style-name="T9"/></text:p>
          <text:p text:style-name="P14"><text:span text:style-name="T9">&lt;select </text:span><text:span text:style-name="T10">id</text:span><text:span text:style-name="T9">="</text:span><text:span text:style-name="T8">getProduct</text:span><text:span text:style-name="T9">" </text:span><text:span text:style-name="T10">parameterClass</text:span><text:span text:style-name="T9">="</text:span><text:span text:style-name="T8">int</text:span><text:span text:style-name="T9">" </text:span><text:span text:style-name="T10">resultMap</text:span><text:span text:style-name="T9">="</text:span><text:span text:style-name="T8">get-product-result</text:span><text:span text:style-name="T9">"&gt;</text:span></text:p>
          <text:p text:style-name="P14"><text:span text:style-name="T7"><text:s text:c="4"/></text:span><text:span text:style-name="T7">SELECT prd_id, prd_description, prd_cat_id FROM product</text:span></text:p>
          <text:p text:style-name="P14"><text:span text:style-name="T7"><text:s text:c="4"/></text:span><text:span text:style-name="T7">WHERE prd_id = #value#</text:span></text:p>
          <text:p text:style-name="P14"><text:span text:style-name="T9">&lt;/select&gt;</text:span></text:p>
          <text:p text:style-name="P14"><text:span text:style-name="T9"/></text:p>
          <text:p text:style-name="P14"><text:span text:style-name="T9">&lt;select </text:span><text:span text:style-name="T10">id</text:span><text:span text:style-name="T9">="</text:span><text:span text:style-name="T8">getCategory</text:span><text:span text:style-name="T9">" </text:span><text:span text:style-name="T10">parameterClass</text:span><text:span text:style-name="T9">="</text:span><text:span text:style-name="T8">int</text:span><text:span text:style-name="T9">" </text:span><text:span text:style-name="T10">resultMap</text:span><text:span text:style-name="T9">="</text:span><text:span text:style-name="T8">get-category-result</text:span><text:span text:style-name="T9">"&gt;</text:span></text:p>
          <text:p text:style-name="P14"><text:span text:style-name="T9"><text:s/></text:span><text:span text:style-name="T7"><text:s text:c="3"/></text:span><text:span text:style-name="T7">SELECT cat_id, cat_description FROM category WHERE cat_id = #value#</text:span></text:p>
          <text:p text:style-name="P14"><text:span text:style-name="T9">&lt;/select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1:1 or N:1 (Eager)‏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1:1 or N:1 (Eager)</text:span><text:span text:style-name="T6">‏</text:span></text:p>
          </draw:text-box>
        </draw:frame>
        <draw:custom-shape draw:name="Rectangle 2" draw:style-name="gr24" draw:text-style-name="P15" draw:layer="layout" svg:width="24.363cm" svg:height="12.03cm" svg:x="0.609cm" svg:y="3.845cm">
          <text:p text:style-name="P14"><text:span text:style-name="T9">&lt;resultMap </text:span><text:span text:style-name="T10">id</text:span><text:span text:style-name="T9">="</text:span><text:span text:style-name="T8">get-product-result</text:span><text:span text:style-name="T9">" </text:span><text:span text:style-name="T10">class</text:span><text:span text:style-name="T9">="</text:span><text:span text:style-name="T8">com.ibatis.example.Product</text:span><text:span text:style-name="T9">"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id</text:span><text:span text:style-name="T9">" </text:span><text:span text:style-name="T10">column</text:span><text:span text:style-name="T9">="</text:span><text:span text:style-name="T8">prd_id</text:span><text:span text:style-name="T9">"/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description</text:span><text:span text:style-name="T9">" </text:span><text:span text:style-name="T10">column</text:span><text:span text:style-name="T9">="</text:span><text:span text:style-name="T8">prd_description</text:span><text:span text:style-name="T9">"/&gt;</text:span></text:p>
          <text:p text:style-name="P14"><text:span text:style-name="T21"><text:s text:c="4"/></text:span><text:span text:style-name="T21">&lt;result </text:span><text:span text:style-name="T22">property</text:span><text:span text:style-name="T21">="</text:span><text:span text:style-name="T23">category</text:span><text:span text:style-name="T21">" </text:span><text:span text:style-name="T22">resultMap</text:span><text:span text:style-name="T21">="</text:span><text:span text:style-name="T23">get-category-result</text:span><text:span text:style-name="T21">"/&gt;</text:span></text:p>
          <text:p text:style-name="P14"><text:span text:style-name="T9">&lt;/resultMap&gt;</text:span></text:p>
          <text:p text:style-name="P14"><text:span text:style-name="T9"/></text:p>
          <text:p text:style-name="P14"><text:span text:style-name="T9">&lt;resultMap </text:span><text:span text:style-name="T10">id</text:span><text:span text:style-name="T9">="</text:span><text:span text:style-name="T8">get-category-result</text:span><text:span text:style-name="T9">" </text:span><text:span text:style-name="T10">class</text:span><text:span text:style-name="T9">="</text:span><text:span text:style-name="T8">com.ibatis.example.Category</text:span><text:span text:style-name="T9">"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id</text:span><text:span text:style-name="T9">" </text:span><text:span text:style-name="T10">column</text:span><text:span text:style-name="T9">="</text:span><text:span text:style-name="T8">cat_id</text:span><text:span text:style-name="T9">"/&gt;</text:span></text:p>
          <text:p text:style-name="P14"><text:span text:style-name="T9"><text:s text:c="4"/></text:span><text:span text:style-name="T9">&lt;result </text:span><text:span text:style-name="T10">property</text:span><text:span text:style-name="T9">="</text:span><text:span text:style-name="T8">description</text:span><text:span text:style-name="T9">" </text:span><text:span text:style-name="T10">column</text:span><text:span text:style-name="T9">="</text:span><text:span text:style-name="T8">cat_description</text:span><text:span text:style-name="T9">"/&gt;</text:span></text:p>
          <text:p text:style-name="P14"><text:span text:style-name="T9">&lt;/resultMap&gt;</text:span></text:p>
          <text:p text:style-name="P14"><text:span text:style-name="T9"/></text:p>
          <text:p text:style-name="P14"><text:span text:style-name="T9">&lt;select </text:span><text:span text:style-name="T10">id</text:span><text:span text:style-name="T9">="</text:span><text:span text:style-name="T8">getProduct</text:span><text:span text:style-name="T9">" </text:span><text:span text:style-name="T10">parameterClass</text:span><text:span text:style-name="T9">="</text:span><text:span text:style-name="T8">int</text:span><text:span text:style-name="T9">" </text:span><text:span text:style-name="T10">resultMap</text:span><text:span text:style-name="T9">="</text:span><text:span text:style-name="T8">get-product-result</text:span><text:span text:style-name="T9">"&gt;</text:span></text:p>
          <text:p text:style-name="P14"><text:span text:style-name="T24"><text:s text:c="4"/></text:span><text:span text:style-name="T24">SELECT prd_id, prd_description, cat_id, cat_description</text:span></text:p>
          <text:p text:style-name="P14"><text:span text:style-name="T24"><text:s text:c="4"/></text:span><text:span text:style-name="T24">FROM product INNER JOIN category ON prd_cat_id = cat_id</text:span></text:p>
          <text:p text:style-name="P14"><text:span text:style-name="T24"><text:s text:c="4"/></text:span><text:span text:style-name="T24">WHERE prd_id = #value#</text:span></text:p>
          <text:p text:style-name="P14"><text:span text:style-name="T9">&lt;/select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1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1:N (Lazy)</text:span><text:span text:style-name="T6">‏</text:span></text:p>
          </draw:text-box>
        </draw:frame>
        <draw:custom-shape draw:name="Rectangle 2" draw:style-name="gr25" draw:text-style-name="P15" draw:layer="layout" svg:width="24.364cm" svg:height="12.888cm" svg:x="0.525cm" svg:y="3.84cm">
          <text:p text:style-name="P14"><text:span text:style-name="T13">&lt;sqlMap </text:span><text:span text:style-name="T14">namespace</text:span><text:span text:style-name="T13">="</text:span><text:span text:style-name="T15">ProductCategory</text:span><text:span text:style-name="T13">"&gt;</text:span></text:p>
          <text:p text:style-name="P14"><text:span text:style-name="T13"><text:s text:c="2"/></text:span><text:span text:style-name="T13">&lt;resultMap </text:span><text:span text:style-name="T14">id</text:span><text:span text:style-name="T13">="</text:span><text:span text:style-name="T15">categoryResult</text:span><text:span text:style-name="T13">" </text:span><text:span text:style-name="T14">class</text:span><text:span text:style-name="T13">="</text:span><text:span text:style-name="T15">com.ibatis.example.Category</text:span><text:span text:style-name="T13">"&gt;</text:span></text:p>
          <text:p text:style-name="P14"><text:span text:style-name="T13"><text:s text:c="6"/></text:span><text:span text:style-name="T13">&lt;result </text:span><text:span text:style-name="T14">property</text:span><text:span text:style-name="T13">="</text:span><text:span text:style-name="T15">id</text:span><text:span text:style-name="T13">" </text:span><text:span text:style-name="T14">column</text:span><text:span text:style-name="T13">="</text:span><text:span text:style-name="T15">cat_id</text:span><text:span text:style-name="T13">"/&gt;</text:span></text:p>
          <text:p text:style-name="P14"><text:span text:style-name="T13"><text:s text:c="6"/></text:span><text:span text:style-name="T13">&lt;result </text:span><text:span text:style-name="T14">property</text:span><text:span text:style-name="T13">="</text:span><text:span text:style-name="T15">description</text:span><text:span text:style-name="T13">" </text:span><text:span text:style-name="T14">column</text:span><text:span text:style-name="T13">="</text:span><text:span text:style-name="T15">cat_description</text:span><text:span text:style-name="T13">"/&gt;</text:span></text:p>
          <text:p text:style-name="P14"><text:span text:style-name="T17"><text:s text:c="6"/></text:span><text:span text:style-name="T17">&lt;result </text:span><text:span text:style-name="T18">property</text:span><text:span text:style-name="T17">="</text:span><text:span text:style-name="T25">productList</text:span><text:span text:style-name="T17">" </text:span><text:span text:style-name="T18">column</text:span><text:span text:style-name="T17">="</text:span><text:span text:style-name="T25">cat_id</text:span><text:span text:style-name="T17">" <text:s/></text:span></text:p>
          <text:p text:style-name="P14"><text:span text:style-name="T17"><text:s text:c="60"/></text:span><text:span text:style-name="T18">select</text:span><text:span text:style-name="T17">="</text:span><text:span text:style-name="T25">getProductsByCategoryId</text:span><text:span text:style-name="T17">"/&gt;</text:span></text:p>
          <text:p text:style-name="P14"><text:span text:style-name="T13"><text:s text:c="2"/></text:span><text:span text:style-name="T13">&lt;/resultMap&gt;</text:span></text:p>
          <text:p text:style-name="P14"><text:span text:style-name="T13"/></text:p>
          <text:p text:style-name="P14"><text:span text:style-name="T13"><text:s text:c="2"/></text:span><text:span text:style-name="T13">&lt;select </text:span><text:span text:style-name="T14">id</text:span><text:span text:style-name="T13">="</text:span><text:span text:style-name="T15">getProductsByCategoryId</text:span><text:span text:style-name="T13">" </text:span><text:span text:style-name="T14">parameterClass</text:span><text:span text:style-name="T13">=</text:span><text:span text:style-name="T15">“int”</text:span></text:p>
          <text:p text:style-name="P14"><text:span text:style-name="T15"><text:s text:c="64"/></text:span><text:span text:style-name="T14">resultClass</text:span><text:span text:style-name="T13">="</text:span><text:span text:style-name="T15">com.ibatis.example.Product</text:span><text:span text:style-name="T13">"&gt;</text:span></text:p>
          <text:p text:style-name="P14"><text:span text:style-name="T16"><text:s text:c="6"/></text:span><text:span text:style-name="T16">SELECT prd_id as id, prd_description as description</text:span></text:p>
          <text:p text:style-name="P14"><text:span text:style-name="T16"><text:s text:c="6"/></text:span><text:span text:style-name="T16">FROM product WHERE cat_id = #value#</text:span></text:p>
          <text:p text:style-name="P14"><text:span text:style-name="T13"><text:s text:c="2"/></text:span><text:span text:style-name="T13">&lt;/resultMap&gt;</text:span></text:p>
          <text:p text:style-name="P14"><text:span text:style-name="T13"/></text:p>
          <text:p text:style-name="P14"><text:span text:style-name="T13"><text:s text:c="2"/></text:span><text:span text:style-name="T13">&lt;select </text:span><text:span text:style-name="T14">id</text:span><text:span text:style-name="T13">="</text:span><text:span text:style-name="T15">getCategory</text:span><text:span text:style-name="T13">" </text:span><text:span text:style-name="T14">parameterClass</text:span><text:span text:style-name="T13">="</text:span><text:span text:style-name="T15">int</text:span><text:span text:style-name="T13">" </text:span><text:span text:style-name="T14">resultMap</text:span><text:span text:style-name="T13">="</text:span><text:span text:style-name="T15">categoryResult</text:span><text:span text:style-name="T13">"&gt;</text:span></text:p>
          <text:p text:style-name="P14"><text:span text:style-name="T16"><text:s text:c="6"/></text:span><text:span text:style-name="T16">SELECT cat_id, cat_description</text:span></text:p>
          <text:p text:style-name="P14"><text:span text:style-name="T16"><text:s text:c="6"/></text:span><text:span text:style-name="T16">FROM category WHERE cat_id = #value#</text:span></text:p>
          <text:p text:style-name="P14"><text:span text:style-name="T13"><text:s text:c="2"/></text:span><text:span text:style-name="T13">&lt;/select&gt;</text:span></text:p>
          <text:p text:style-name="P14"><text:span text:style-name="T13">&lt;/sqlMap&gt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2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1:N (Eager)‏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1:N (Eager)</text:span><text:span text:style-name="T6">‏</text:span></text:p>
          </draw:text-box>
        </draw:frame>
        <draw:custom-shape draw:name="Rectangle 2" draw:style-name="gr26" draw:text-style-name="P15" draw:layer="layout" svg:width="24.364cm" svg:height="12.343cm" svg:x="0.635cm" svg:y="3.775cm">
          <text:p text:style-name="P14"><text:span text:style-name="T13">&lt;sqlMap </text:span><text:span text:style-name="T14">namespace</text:span><text:span text:style-name="T13">="</text:span><text:span text:style-name="T15">ProductCategory</text:span><text:span text:style-name="T13">"&gt;</text:span></text:p>
          <text:p text:style-name="P14"><text:span text:style-name="T13"><text:s text:c="2"/></text:span><text:span text:style-name="T13">&lt;resultMap </text:span><text:span text:style-name="T14">id</text:span><text:span text:style-name="T13">="</text:span><text:span text:style-name="T15">categoryResult</text:span><text:span text:style-name="T13">" </text:span><text:span text:style-name="T14">class</text:span><text:span text:style-name="T13">="</text:span><text:span text:style-name="T15">com.ibatis.example.Category</text:span><text:span text:style-name="T13">" </text:span><text:span text:style-name="T18">groupBy</text:span><text:span text:style-name="T17">="</text:span><text:span text:style-name="T25">id</text:span><text:span text:style-name="T17">"</text:span><text:span text:style-name="T13">&gt;</text:span></text:p>
          <text:p text:style-name="P14"><text:span text:style-name="T13"><text:s text:c="6"/></text:span><text:span text:style-name="T13">&lt;result </text:span><text:span text:style-name="T14">property</text:span><text:span text:style-name="T13">="</text:span><text:span text:style-name="T15">id</text:span><text:span text:style-name="T13">" </text:span><text:span text:style-name="T14">column</text:span><text:span text:style-name="T13">="</text:span><text:span text:style-name="T15">cat_id</text:span><text:span text:style-name="T13">"/&gt;</text:span></text:p>
          <text:p text:style-name="P14"><text:span text:style-name="T13"><text:s text:c="6"/></text:span><text:span text:style-name="T13">&lt;result </text:span><text:span text:style-name="T14">property</text:span><text:span text:style-name="T13">="</text:span><text:span text:style-name="T15">description</text:span><text:span text:style-name="T13">" </text:span><text:span text:style-name="T14">column</text:span><text:span text:style-name="T13">="</text:span><text:span text:style-name="T15">cat_description</text:span><text:span text:style-name="T13">"/&gt;</text:span></text:p>
          <text:p text:style-name="P14"><text:span text:style-name="T17"><text:s text:c="6"/></text:span><text:span text:style-name="T17">&lt;result </text:span><text:span text:style-name="T18">property</text:span><text:span text:style-name="T17">="</text:span><text:span text:style-name="T25">productList</text:span><text:span text:style-name="T17">" </text:span><text:span text:style-name="T18">resultMap</text:span><text:span text:style-name="T17">="</text:span><text:span text:style-name="T25">ProductCategory.productResult</text:span><text:span text:style-name="T17">"/&gt;</text:span></text:p>
          <text:p text:style-name="P14"><text:span text:style-name="T13"><text:s text:c="2"/></text:span><text:span text:style-name="T13">&lt;/resultMap&gt;</text:span></text:p>
          <text:p text:style-name="P14"><text:span text:style-name="T13"/></text:p>
          <text:p text:style-name="P14"><text:span text:style-name="T13"><text:s text:c="2"/></text:span><text:span text:style-name="T13">&lt;resultMap </text:span><text:span text:style-name="T14">id</text:span><text:span text:style-name="T13">="</text:span><text:span text:style-name="T15">productResult</text:span><text:span text:style-name="T13">" </text:span><text:span text:style-name="T14">class</text:span><text:span text:style-name="T13">="</text:span><text:span text:style-name="T15">com.ibatis.example.Product</text:span><text:span text:style-name="T13">"&gt;</text:span></text:p>
          <text:p text:style-name="P14"><text:span text:style-name="T13"><text:s text:c="6"/></text:span><text:span text:style-name="T13">&lt;result </text:span><text:span text:style-name="T14">property</text:span><text:span text:style-name="T13">="</text:span><text:span text:style-name="T15">id</text:span><text:span text:style-name="T13">" </text:span><text:span text:style-name="T14">column</text:span><text:span text:style-name="T13">="</text:span><text:span text:style-name="T15">prd_id</text:span><text:span text:style-name="T13">"/&gt;</text:span></text:p>
          <text:p text:style-name="P14"><text:span text:style-name="T13"><text:s text:c="6"/></text:span><text:span text:style-name="T13">&lt;result </text:span><text:span text:style-name="T14">property</text:span><text:span text:style-name="T13">="</text:span><text:span text:style-name="T15">description</text:span><text:span text:style-name="T13">" </text:span><text:span text:style-name="T14">column</text:span><text:span text:style-name="T13">="</text:span><text:span text:style-name="T15">prd_description</text:span><text:span text:style-name="T13">"/&gt;</text:span></text:p>
          <text:p text:style-name="P14"><text:span text:style-name="T13"><text:s text:c="2"/></text:span><text:span text:style-name="T13">&lt;/resultMap&gt;</text:span></text:p>
          <text:p text:style-name="P14"><text:span text:style-name="T13"/></text:p>
          <text:p text:style-name="P14"><text:span text:style-name="T13"><text:s text:c="2"/></text:span><text:span text:style-name="T13">&lt;select </text:span><text:span text:style-name="T14">id</text:span><text:span text:style-name="T13">="</text:span><text:span text:style-name="T15">getCategory</text:span><text:span text:style-name="T13">" </text:span><text:span text:style-name="T14">parameterClass</text:span><text:span text:style-name="T13">="</text:span><text:span text:style-name="T15">int</text:span><text:span text:style-name="T13">" </text:span><text:span text:style-name="T14">resultMap</text:span><text:span text:style-name="T13">="</text:span><text:span text:style-name="T15">categoryResult</text:span><text:span text:style-name="T13">"&gt;</text:span></text:p>
          <text:p text:style-name="P14"><text:span text:style-name="T16"><text:s text:c="6"/></text:span><text:span text:style-name="T16">SELECT c.cat_id, c.cat_description, p.prd_id, p.prd_description</text:span></text:p>
          <text:p text:style-name="P14"><text:span text:style-name="T16"><text:s text:c="6"/></text:span><text:span text:style-name="T16">FROM category c LEFT OUTER JOIN product p ON c.cat_id = p.prd_cat_id</text:span></text:p>
          <text:p text:style-name="P14"><text:span text:style-name="T16"><text:s text:c="6"/></text:span><text:span text:style-name="T16">WHERE cat_id = #value#</text:span></text:p>
          <text:p text:style-name="P14"><text:span text:style-name="T13"><text:s text:c="2"/></text:span><text:span text:style-name="T13">&lt;/select&gt;</text:span></text:p>
          <text:p text:style-name="P14"><text:span text:style-name="T13">&lt;/sqlMap&gt;</text:span></text:p>
          <draw:enhanced-geometry svg:viewBox="0 0 21600 21600" draw:type="rectangle" draw:enhanced-path="M 0 0 L 21600 0 21600 21600 0 21600 0 0 Z N"/>
        </draw:custom-shape>
        <draw:custom-shape draw:name="Text Box 3" draw:style-name="gr27" draw:text-style-name="P17" draw:id="id2" draw:layer="layout" svg:width="12.258cm" svg:height="0.972cm" svg:x="4.445cm" svg:y="7.283cm">
          <text:p text:style-name="P16"><text:span text:style-name="T7">Must be java.util.Collection or java.util.List</text:span></text:p>
          <draw:enhanced-geometry svg:viewBox="0 0 21600 21600" draw:type="mso-spt202" draw:enhanced-path="M 0 0 L 21600 0 21600 21600 0 21600 0 0 Z N"/>
        </draw:custom-shape>
        <draw:custom-shape draw:name="Freeform 4" draw:style-name="gr9" draw:text-style-name="P11" draw:id="id3" draw:layer="layout" svg:width="1.27cm" svg:height="0.665cm" svg:x="6.985cm" svg:y="6.955cm">
          <text:p/>
          <draw:enhanced-geometry svg:viewBox="0 0 1488 505" draw:extrusion-allowed="true" draw:text-areas="0 0 1488 505" draw:glue-points="0 504 1487 0" draw:mirror-horizontal="false" draw:mirror-vertical="false" draw:type="mso-spt100" draw:enhanced-path="M 0 504 L 1487 0 N"/>
        </draw:custom-shape>
        <draw:custom-shape draw:name="Text Box 5" draw:style-name="gr28" draw:text-style-name="P17" draw:id="id4" draw:layer="layout" svg:width="7.517cm" svg:height="0.972cm" svg:x="16.51cm" svg:y="5.378cm">
          <text:p text:style-name="P16"><text:span text:style-name="T7">What to base “parent” on</text:span></text:p>
          <draw:enhanced-geometry svg:viewBox="0 0 21600 21600" draw:type="mso-spt202" draw:enhanced-path="M 0 0 L 21600 0 21600 21600 0 21600 0 0 Z N"/>
        </draw:custom-shape>
        <draw:custom-shape draw:name="Freeform 6" draw:style-name="gr9" draw:text-style-name="P11" draw:id="id5" draw:layer="layout" svg:width="1.487cm" svg:height="0.404cm" svg:x="20.134cm" svg:y="5.089cm">
          <text:p/>
          <draw:enhanced-geometry svg:viewBox="0 0 1916 555" draw:extrusion-allowed="true" draw:text-areas="0 0 1916 555" draw:glue-points="0 554 1915 0" draw:type="mso-spt100" draw:enhanced-path="M 0 554 L 1915 0 N"/>
        </draw:custom-shape>
        <draw:custom-shape draw:name="Text Box 7" draw:style-name="gr29" draw:text-style-name="P17" draw:id="id6" draw:layer="layout" svg:width="7.013cm" svg:height="0.972cm" svg:x="17.634cm" svg:y="9.666cm">
          <text:p text:style-name="P16"><text:span text:style-name="T7">Namespace is required</text:span></text:p>
          <draw:enhanced-geometry svg:viewBox="0 0 21600 21600" draw:type="mso-spt202" draw:enhanced-path="M 0 0 L 21600 0 21600 21600 0 21600 0 0 Z N"/>
        </draw:custom-shape>
        <draw:custom-shape draw:name="Freeform 8" draw:style-name="gr9" draw:text-style-name="P11" draw:id="id7" draw:layer="layout" svg:width="3.669cm" svg:height="2.597cm" svg:x="17.145cm" svg:y="7.056cm">
          <text:p/>
          <draw:enhanced-geometry svg:viewBox="0 0 4184 2597" draw:extrusion-allowed="true" draw:text-areas="0 0 4184 2597" draw:glue-points="4183 2596 0 0" draw:type="mso-spt100" draw:enhanced-path="M 4183 2596 L 0 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3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4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</text:list>
            <text:list text:style-name="L4">
              <text:list-item>
                <text:p text:style-name="P9"><text:span text:style-name="T4">Basic Configuration</text:span></text:p>
              </text:list-item>
            </text:list>
            <text:list text:style-name="L4">
              <text:list-item>
                <text:p text:style-name="P9"><text:span text:style-name="T4">Parameter Options</text:span></text:p>
              </text:list-item>
            </text:list>
            <text:list text:style-name="L4">
              <text:list-item>
                <text:p text:style-name="P9"><text:span text:style-name="T4">Joins</text:span></text:p>
              </text:list-item>
            </text:list>
            <text:list text:style-name="L4">
              <text:list-item>
                <text:p text:style-name="P9"><text:span text:style-name="T5">Advanced Usage</text:span></text:p>
              </text:list-item>
            </text:list>
            <text:list text:style-name="L4">
              <text:list-item>
                <text:p text:style-name="P9"><text:span text:style-name="T4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ResultObjectFactory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ResultObjectFactory</text:span></text:p>
          </draw:text-box>
        </draw:frame>
        <draw:frame presentation:style-name="pr12" draw:text-style-name="P10" draw:layer="layout" svg:width="21.855cm" svg:height="10.968cm" svg:x="1.745cm" svg:y="4.656cm" presentation:class="outline" presentation:user-transformed="true">
          <draw:text-box>
            <text:list text:style-name="L4">
              <text:list-item>
                <text:p text:style-name="P9"><text:span text:style-name="T4">Objects are normally created using the default no-arg constructor (i.e., using </text:span><text:span text:style-name="T26">class.newInstance()</text:span><text:span text:style-name="T4">)</text:span><text:span text:style-name="T6">‏</text:span></text:p>
              </text:list-item>
            </text:list>
            <text:list text:style-name="L4">
              <text:list-item>
                <text:p text:style-name="P9"><text:span text:style-name="T4">If you need more control, you can use </text:span><text:span text:style-name="T26">ResultObjectFactory</text:span><text:span text:style-name="T4">, which behaves much like Spring's </text:span><text:span text:style-name="T26">FactoryBean</text:span><text:span text:style-name="T4"> interf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Dynamic Queries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Dynamic Queries</text:span></text:p>
          </draw:text-box>
        </draw:frame>
        <draw:custom-shape draw:name="Rectangle 2" draw:style-name="gr30" draw:text-style-name="P15" draw:layer="layout" svg:width="22.437cm" svg:height="5.269cm" svg:x="1.693cm" svg:y="4.657cm">
          <text:p text:style-name="P14"><text:span text:style-name="T9">&lt;select </text:span><text:span text:style-name="T10">id</text:span><text:span text:style-name="T7">=</text:span><text:span text:style-name="T8">"findRestaurant"</text:span><text:span text:style-name="T9"> </text:span><text:span text:style-name="T10">resultClass</text:span><text:span text:style-name="T7">=</text:span><text:span text:style-name="T8">"restaurant"</text:span><text:span text:style-name="T9"> </text:span><text:span text:style-name="T10">parameterClass</text:span><text:span text:style-name="T7">=</text:span><text:span text:style-name="T8">"int"</text:span><text:span text:style-name="T9">&gt;</text:span></text:p>
          <text:p text:style-name="P14"><text:span text:style-name="T11"><text:s text:c="4"/></text:span><text:span text:style-name="T11">SELECT merchant_number, name</text:span></text:p>
          <text:p text:style-name="P14"><text:span text:style-name="T11"><text:s text:c="4"/></text:span><text:span text:style-name="T11">FROM t_restaurant</text:span></text:p>
          <text:p text:style-name="P14"><text:span text:style-name="T27"><text:s text:c="4"/></text:span><text:span text:style-name="T27">&lt;isNotNull </text:span><text:span text:style-name="T28">prepend</text:span><text:span text:style-name="T11">=</text:span><text:span text:style-name="T8">"</text:span><text:span text:style-name="T29">WHERE</text:span><text:span text:style-name="T8">"</text:span><text:span text:style-name="T27">&gt;</text:span></text:p>
          <text:p text:style-name="P14"><text:span text:style-name="T11"><text:s text:c="8"/></text:span><text:span text:style-name="T11">merchant_number = #value# </text:span></text:p>
          <text:p text:style-name="P14"><text:span text:style-name="T27"><text:s text:c="5"/></text:span><text:span text:style-name="T27">&lt;/isNotNull&gt;</text:span></text:p>
          <text:p text:style-name="P14"><text:span text:style-name="T9">&lt;/select&gt;</text:span></text:p>
          <draw:enhanced-geometry svg:viewBox="0 0 21600 21600" draw:type="rectangle" draw:enhanced-path="M 0 0 L 21600 0 21600 21600 0 21600 0 0 Z N"/>
        </draw:custom-shape>
        <draw:custom-shape draw:name="Rectangle 2" draw:style-name="gr31" draw:text-style-name="P24" draw:layer="layout" svg:width="22.119cm" svg:height="5.292cm" svg:x="1.482cm" svg:y="11.218cm">
          <text:list text:style-name="L6">
            <text:list-item>
              <text:p text:style-name="P23"><text:span text:style-name="T30">There are a number of ways to make decisions and combine clauses, making this a powerful way to do Query By Example and similar technique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6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Batching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Batching</text:span></text:p>
          </draw:text-box>
        </draw:frame>
        <draw:custom-shape draw:name="Rectangle 2" draw:style-name="gr32" draw:text-style-name="P26" draw:layer="layout" svg:width="20.36cm" svg:height="9.825cm" svg:x="2.218cm" svg:y="5.896cm">
          <text:p text:style-name="P25"><text:span text:style-name="T31">@Transactional</text:span><text:span text:style-name="T7">(propagation = REQUIRED)</text:span><text:span text:style-name="T12">‏</text:span></text:p>
          <text:p text:style-name="P25"><text:span text:style-name="T10">public</text:span><text:span text:style-name="T7"> </text:span><text:span text:style-name="T10">void</text:span><text:span text:style-name="T7"> insertAccounts(List&lt;Account&gt; accounts) {</text:span></text:p>
          <text:p text:style-name="P25"><text:span text:style-name="T7"><text:s text:c="3"/></text:span><text:span text:style-name="T32"><text:s/></text:span><text:span text:style-name="T32">sqlMapClientTemplate</text:span><text:span text:style-name="T10">.execute(new</text:span><text:span text:style-name="T7"> SqlMapClientCallback() {</text:span></text:p>
          <text:p text:style-name="P25"><text:span text:style-name="T7"><text:s text:c="8"/></text:span><text:span text:style-name="T10">public</text:span><text:span text:style-name="T7"> Object doInSqlMapClient(SqlMapExecutor executor)</text:span><text:span text:style-name="T12">‏</text:span></text:p>
          <text:p text:style-name="P25"><text:span text:style-name="T7"><text:s text:c="16"/></text:span><text:span text:style-name="T10">throws</text:span><text:span text:style-name="T7"> SQLException {</text:span></text:p>
          <text:p text:style-name="P25"><text:span text:style-name="T7"><text:s text:c="12"/></text:span><text:span text:style-name="T7">executor.startBatch();</text:span></text:p>
          <text:p text:style-name="P25"><text:span text:style-name="T7"><text:s text:c="12"/></text:span><text:span text:style-name="T10">for</text:span><text:span text:style-name="T7"> (Account account : accounts) {</text:span></text:p>
          <text:p text:style-name="P25"><text:span text:style-name="T7"><text:s text:c="16"/></text:span><text:span text:style-name="T7">executor.update("</text:span><text:span text:style-name="T8">insertAccount</text:span><text:span text:style-name="T7">", account);</text:span></text:p>
          <text:p text:style-name="P25"><text:span text:style-name="T7"><text:s text:c="12"/></text:span><text:span text:style-name="T7">}</text:span></text:p>
          <text:p text:style-name="P25"><text:span text:style-name="T7"><text:s text:c="12"/></text:span><text:span text:style-name="T7">executor.executeBatch();</text:span></text:p>
          <text:p text:style-name="P25"><text:span text:style-name="T7"><text:s text:c="8"/></text:span><text:span text:style-name="T7">}</text:span></text:p>
          <text:p text:style-name="P25"><text:span text:style-name="T7"><text:s text:c="4"/></text:span><text:span text:style-name="T7">});</text:span></text:p>
          <text:p text:style-name="P25"><text:span text:style-name="T7">}</text:span></text:p>
          <draw:enhanced-geometry svg:viewBox="0 0 21600 21600" draw:type="rectangle" draw:enhanced-path="M 0 0 L 21600 0 21600 21600 0 21600 0 0 Z N"/>
        </draw:custom-shape>
        <draw:custom-shape draw:name="Text Box 3" draw:style-name="gr33" draw:text-style-name="P17" draw:layer="layout" svg:width="13.744cm" svg:height="0.972cm" svg:x="2.92cm" svg:y="4.247cm">
          <text:p text:style-name="P16"><text:span text:style-name="T7">Batch operations MUST be inside a transaction</text:span></text:p>
          <draw:enhanced-geometry svg:viewBox="0 0 21600 21600" draw:type="mso-spt202" draw:enhanced-path="M 0 0 L 21600 0 21600 21600 0 21600 0 0 Z N"/>
        </draw:custom-shape>
        <draw:line draw:name="Line 4" draw:style-name="gr9" draw:text-style-name="P18" draw:layer="layout" svg:x1="5.724cm" svg:y1="5.217cm" svg:x2="4.582cm" svg:y2="6.024cm">
          <text:p/>
        </draw:lin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7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Oracle RefCursors" draw:style-name="dp1" draw:master-page-name="Default">
        <office:forms form:automatic-focus="false" form:apply-design-mode="false"/>
        <draw:frame presentation:style-name="pr15" draw:text-style-name="P2" draw:layer="layout" svg:width="17.476cm" svg:height="2.973cm" svg:x="0.957cm" svg:y="0.119cm" presentation:class="title" presentation:user-transformed="true">
          <draw:text-box>
            <text:p text:style-name="P8"><text:span text:style-name="T4">Oracle RefCursors</text:span></text:p>
          </draw:text-box>
        </draw:frame>
        <draw:custom-shape draw:name="Rectangle 2" draw:style-name="gr34" draw:text-style-name="P15" draw:layer="layout" svg:width="16.951cm" svg:height="2.597cm" svg:x="1.142cm" svg:y="14.464cm">
          <text:p text:style-name="P14"><text:span text:style-name="T33">Map map = new HashMap(); </text:span><text:span text:style-name="T34">// map to populate</text:span></text:p>
          <text:p text:style-name="P14"><text:span text:style-name="T35">sqlMap</text:span><text:span text:style-name="T33">.queryForObject("</text:span><text:span text:style-name="T35">getRestrs</text:span><text:span text:style-name="T33">", map);</text:span></text:p>
          <text:p text:style-name="P14"><text:span text:style-name="T33">List&lt;Restaurant&gt; restaurants = (List&lt;Restaurant&gt;)map.get("</text:span><text:span text:style-name="T35">theList</text:span><text:span text:style-name="T33">");</text:span></text:p>
          <text:p text:style-name="P14"><text:span text:style-name="T33">assertEquals(2, restaurants.size());</text:span></text:p>
          <draw:enhanced-geometry svg:viewBox="0 0 21600 21600" draw:type="rectangle" draw:enhanced-path="M 0 0 L 21600 0 21600 21600 0 21600 0 0 Z N"/>
        </draw:custom-shape>
        <draw:custom-shape draw:name="Rectangle 3" draw:style-name="gr35" draw:text-style-name="P15" draw:layer="layout" svg:width="22.163cm" svg:height="4.374cm" svg:x="1.495cm" svg:y="9.966cm">
          <text:p text:style-name="P14"><text:span text:style-name="T34">&lt;sqlMap&gt;</text:span></text:p>
          <text:p text:style-name="P14"><text:span text:style-name="T34"><text:s text:c="4"/></text:span><text:span text:style-name="T34">&lt;parameterMap </text:span><text:span text:style-name="T36">id</text:span><text:span text:style-name="T34">="</text:span><text:span text:style-name="T35">output</text:span><text:span text:style-name="T34">" </text:span><text:span text:style-name="T36">class</text:span><text:span text:style-name="T34">="</text:span><text:span text:style-name="T35">map</text:span><text:span text:style-name="T34">"&gt;</text:span></text:p>
          <text:p text:style-name="P14"><text:span text:style-name="T34"><text:s text:c="8"/></text:span><text:span text:style-name="T34">&lt;parameter </text:span><text:span text:style-name="T36">property</text:span><text:span text:style-name="T34">="</text:span><text:span text:style-name="T35">theList</text:span><text:span text:style-name="T34">" </text:span><text:span text:style-name="T36">javaType</text:span><text:span text:style-name="T34">="</text:span><text:span text:style-name="T35">java.sql.ResultSet</text:span><text:span text:style-name="T34">"</text:span></text:p>
          <text:p text:style-name="P14"><text:span text:style-name="T34"><text:s text:c="14"/></text:span><text:span text:style-name="T36">jdbcType</text:span><text:span text:style-name="T34">="</text:span><text:span text:style-name="T35">ORACLECURSOR</text:span><text:span text:style-name="T34">" </text:span><text:span text:style-name="T36">mode</text:span><text:span text:style-name="T34">="</text:span><text:span text:style-name="T35">OUT</text:span><text:span text:style-name="T34">" </text:span><text:span text:style-name="T36">resultMap</text:span><text:span text:style-name="T34">="</text:span><text:span text:style-name="T35">restaurant-result</text:span><text:span text:style-name="T34">" /&gt;</text:span></text:p>
          <text:p text:style-name="P14"><text:span text:style-name="T34"><text:s text:c="4"/></text:span><text:span text:style-name="T34">&lt;/parameterMap&gt;</text:span></text:p>
          <text:p text:style-name="P14"><text:span text:style-name="T34"><text:s text:c="4"/></text:span><text:span text:style-name="T34">&lt;procedure </text:span><text:span text:style-name="T36">id</text:span><text:span text:style-name="T34">="</text:span><text:span text:style-name="T35">getRestrs</text:span><text:span text:style-name="T34">" </text:span><text:span text:style-name="T36">parameterMap</text:span><text:span text:style-name="T34">="</text:span><text:span text:style-name="T35">output</text:span><text:span text:style-name="T34">"&gt;</text:span><text:span text:style-name="T33">{ ? = call refs_pck.get_restrs }</text:span><text:span text:style-name="T34">&lt;/procedure&gt;</text:span></text:p>
          <text:p text:style-name="P14"><text:span text:style-name="T34">&lt;/sqlMap&gt;</text:span></text:p>
          <draw:enhanced-geometry svg:viewBox="0 0 21600 21600" draw:type="rectangle" draw:enhanced-path="M 0 0 L 21600 0 21600 21600 0 21600 0 0 Z N"/>
        </draw:custom-shape>
        <draw:custom-shape draw:name="Rectangle 4" draw:style-name="gr36" draw:text-style-name="P15" draw:layer="layout" svg:width="18.794cm" svg:height="6.196cm" svg:x="1.164cm" svg:y="3.607cm">
          <text:p text:style-name="P14"><text:span text:style-name="T33">CREATE OR REPLACE PACKAGE BODY refs_pck IS</text:span></text:p>
          <text:p text:style-name="P14"><text:span text:style-name="T33"><text:s text:c="2"/></text:span><text:span text:style-name="T33">FUNCTION get_restrs RETURN REF_CURSOR_T</text:span></text:p>
          <text:p text:style-name="P14"><text:span text:style-name="T33"><text:s text:c="2"/></text:span><text:span text:style-name="T33">IS l_cursor REF_CURSOR_T;</text:span></text:p>
          <text:p text:style-name="P14"><text:span text:style-name="T33"><text:s text:c="2"/></text:span><text:span text:style-name="T33">BEGIN</text:span></text:p>
          <text:p text:style-name="P14"><text:span text:style-name="T33"><text:s text:c="4"/></text:span><text:span text:style-name="T33">OPEN l_cursor FOR SELECT merchant_number, name FROM t_restaurant;</text:span></text:p>
          <text:p text:style-name="P14"><text:span text:style-name="T33"><text:s text:c="4"/></text:span><text:span text:style-name="T33">RETURN l_cursor;</text:span></text:p>
          <text:p text:style-name="P14"><text:span text:style-name="T33"><text:s text:c="2"/></text:span><text:span text:style-name="T33">END get_restrs;</text:span></text:p>
          <text:p text:style-name="P14"><text:span text:style-name="T33">END refs_pck;</text:span></text:p>
          <text:p text:style-name="P14"><text:span text:style-name="T33">INSERT INTO t_restaurant VALUES(1,'Applebees');</text:span></text:p>
          <text:p text:style-name="P14"><text:span text:style-name="T33">INSERT INTO t_restaurant VALUES(2,'Chillis');</text:span></text:p>
          <draw:enhanced-geometry svg:viewBox="0 0 21600 21600" draw:type="rectangle" draw:enhanced-path="M 0 0 L 21600 0 21600 21600 0 21600 0 0 Z N"/>
        </draw:custom-shape>
        <draw:custom-shape draw:name="Text Box 5" draw:style-name="gr37" draw:text-style-name="P17" draw:layer="layout" svg:width="6.987cm" svg:height="0.972cm" svg:x="16.61cm" svg:y="10.12cm">
          <text:p text:style-name="P16"><text:span text:style-name="T7">Omitted for slide space</text:span></text:p>
          <draw:enhanced-geometry svg:viewBox="0 0 21600 21600" draw:type="mso-spt202" draw:enhanced-path="M 0 0 L 21600 0 21600 21600 0 21600 0 0 Z N"/>
        </draw:custom-shape>
        <draw:line draw:name="Line 6" draw:style-name="gr9" draw:text-style-name="P18" draw:layer="layout" svg:x1="18.599cm" svg:y1="11.06cm" svg:x2="17.506cm" svg:y2="11.915cm">
          <text:p/>
        </draw:lin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8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8"><text:span text:style-name="T4">Topics in this Session</text:span></text:p>
          </draw:text-box>
        </draw:frame>
        <draw:frame presentation:style-name="pr5" draw:text-style-name="P10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9"><text:span text:style-name="T4">Introduction</text:span></text:p>
              </text:list-item>
            </text:list>
            <text:list text:style-name="L4">
              <text:list-item>
                <text:p text:style-name="P9"><text:span text:style-name="T4">Basic Configuration</text:span></text:p>
              </text:list-item>
            </text:list>
            <text:list text:style-name="L4">
              <text:list-item>
                <text:p text:style-name="P9"><text:span text:style-name="T4">Parameter Options</text:span></text:p>
              </text:list-item>
            </text:list>
            <text:list text:style-name="L4">
              <text:list-item>
                <text:p text:style-name="P9"><text:span text:style-name="T4">Joins</text:span></text:p>
              </text:list-item>
            </text:list>
            <text:list text:style-name="L4">
              <text:list-item>
                <text:p text:style-name="P9"><text:span text:style-name="T4">Advanced Usage</text:span></text:p>
              </text:list-item>
            </text:list>
            <text:list text:style-name="L4">
              <text:list-item>
                <text:p text:style-name="P9"><text:span text:style-name="T5">Summ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" draw:text-style-name="P11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Default">
        <office:forms form:automatic-focus="false" form:apply-design-mode="false"/>
        <draw:frame presentation:style-name="pr7" draw:text-style-name="P2" draw:layer="layout" svg:width="17.476cm" svg:height="2.721cm" svg:x="0.957cm" svg:y="0.243cm" presentation:class="title" presentation:user-transformed="true">
          <draw:text-box>
            <text:p text:style-name="P8"><text:span text:style-name="T4">Summary</text:span></text:p>
          </draw:text-box>
        </draw:frame>
        <draw:frame presentation:style-name="pr16" draw:text-style-name="P10" draw:layer="layout" svg:width="21.855cm" svg:height="13.839cm" svg:x="1.745cm" svg:y="3.81cm" presentation:class="outline" presentation:user-transformed="true">
          <draw:text-box>
            <text:list text:style-name="L4">
              <text:list-item>
                <text:p text:style-name="P9"><text:span text:style-name="T2">Spring simplifies configuration and use of iBATIS (e.g., transparent transactions and exception handling)</text:span><text:span text:style-name="T37">‏</text:span></text:p>
              </text:list-item>
            </text:list>
            <text:list text:style-name="L4">
              <text:list-item>
                <text:p text:style-name="P9"><text:span text:style-name="T2">iBATIS Strength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Good compromise between ORM and JDB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Helps to organize the tedious detai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Less ‘magic’ to underst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Breaks SQL out of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Greatly simplifies data-binding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iBATIS Limitation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Not a substitute for OR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0"/>
          <draw:frame presentation:style-name="pr6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Lab" draw:style-name="dp1" draw:master-page-name="Title1">
        <office:forms form:automatic-focus="false" form:apply-design-mode="false"/>
        <draw:frame presentation:style-name="pr17" draw:text-style-name="P2" draw:layer="layout" svg:width="21.59cm" svg:height="3.176cm" svg:x="1.905cm" svg:y="5.714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4" draw:layer="layout" svg:width="17.78cm" svg:height="4.869cm" svg:x="3.81cm" svg:y="10.795cm">
          <draw:text-box>
            <text:p text:style-name="P3"><text:span text:style-name="T38">Data access with iBATIS</text:span>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25cm" svg:height="1.265cm" svg:x="10.791cm" svg:y="24.126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1"/>
          <draw:frame presentation:style-name="pr3" draw:text-style-name="P7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2pt" style:font-style-asian="normal" style:font-weight-asian="normal" style:font-family-complex="'ＭＳ Ｐゴシック'" style:font-family-generic-complex="moder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outline1">
      <style:graphic-properties draw:fill-color="#ffffff" draw:auto-grow-height="false" fo:min-height="12.573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text-align="end" text:enable-numbering="false" fo:text-indent="0cm" style:writing-mode="lr-tb"/>
    </style:style>
    <style:style style:name="P16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size-asian="6pt" style:font-weight-asian="bold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iBatis-1 - </text:span><text:span text:style-name="T1"><text:page-number>&lt;number&gt;</text:page-number></text:span></text:p>
        </draw:text-box>
      </draw:frame>
      <draw:page-thumbnail draw:layer="backgroundobjects" svg:width="10.667cm" svg:height="8cm" svg:x="4.191cm" svg:y="3.556cm"/>
      <draw:page-thumbnail draw:layer="backgroundobjects" svg:width="10.667cm" svg:height="8cm" svg:x="4.191cm" svg:y="13.843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pr1" draw:text-style-name="P10" draw:layer="backgroundobjects" svg:width="21.855cm" svg:height="11.219cm" svg:x="1.745cm" svg:y="4.6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4" draw:text-style-name="P12" draw:layer="backgroundobjects" svg:width="5.292cm" svg:height="1.27cm" svg:x="19.566cm" svg:y="18.181cm">
        <text:p text:style-name="P11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12" draw:layer="backgroundobjects" svg:width="24.346cm" svg:height="0.119cm" svg:x="0.525cm" svg:y="3.329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13" draw:layer="backgroundobjects" svg:width="19.05cm" svg:height="25.4cm" svg:x="0cm" svg:y="0cm">
          <text:p/>
        </draw:rect>
        <draw:frame presentation:style-name="pr2" draw:text-style-name="P14" draw:layer="backgroundobjects" svg:width="8.255cm" svg:height="1.271cm" svg:x="-0.001cm" svg:y="0cm" presentation:class="header">
          <draw:text-box>
            <text:p text:style-name="P14"><text:span text:style-name="T3"><presentation:header/></text:span></text:p>
          </draw:text-box>
        </draw:frame>
        <draw:frame presentation:style-name="pr2" draw:text-style-name="P15" draw:layer="backgroundobjects" svg:width="8.255cm" svg:height="1.271cm" svg:x="10.79cm" svg:y="0cm" presentation:class="date-time">
          <draw:text-box>
            <text:p text:style-name="P15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14" draw:layer="backgroundobjects" svg:width="8.255cm" svg:height="1.271cm" svg:x="-0.001cm" svg:y="24.125cm" presentation:class="footer">
          <draw:text-box>
            <text:p text:style-name="P14"><text:span text:style-name="T3"><presentation:footer/></text:span></text:p>
          </draw:text-box>
        </draw:frame>
        <draw:frame presentation:style-name="pr3" draw:text-style-name="P15" draw:layer="backgroundobjects" svg:width="8.255cm" svg:height="1.271cm" svg:x="10.79cm" svg:y="24.125cm" presentation:class="page-number">
          <draw:text-box>
            <text:p text:style-name="P15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12" draw:layer="backgroundobjects" svg:width="18.49cm" svg:height="1.037cm" svg:x="0.635cm" svg:y="18.353cm">
        <text:p text:style-name="P16"><text:span text:style-name="T4"><presentation:footer/></text:span><text:span text:style-name="T4">Copyright 2007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pr4" draw:layer="backgroundobjects" svg:width="22.859cm" svg:height="12.572cm" svg:x="1.27cm" svg:y="4.4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13" draw:layer="backgroundobjects" svg:width="19.05cm" svg:height="25.4cm" svg:x="0cm" svg:y="0cm">
          <text:p/>
        </draw:rect>
        <draw:frame presentation:style-name="pr5" draw:text-style-name="P14" draw:layer="backgroundobjects" svg:width="8.255cm" svg:height="1.271cm" svg:x="-0.001cm" svg:y="0cm" presentation:class="header">
          <draw:text-box>
            <text:p text:style-name="P14"><text:span text:style-name="T3"><presentation:header/></text:span></text:p>
          </draw:text-box>
        </draw:frame>
        <draw:frame presentation:style-name="pr5" draw:text-style-name="P15" draw:layer="backgroundobjects" svg:width="8.255cm" svg:height="1.271cm" svg:x="10.79cm" svg:y="0cm" presentation:class="date-time">
          <draw:text-box>
            <text:p text:style-name="P15"><text:span text:style-name="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4" draw:layer="backgroundobjects" svg:width="8.255cm" svg:height="1.271cm" svg:x="-0.001cm" svg:y="24.125cm" presentation:class="footer">
          <draw:text-box>
            <text:p text:style-name="P14"><text:span text:style-name="T3"><presentation:footer/></text:span></text:p>
          </draw:text-box>
        </draw:frame>
        <draw:frame presentation:style-name="pr6" draw:text-style-name="P15" draw:layer="backgroundobjects" svg:width="8.255cm" svg:height="1.271cm" svg:x="10.79cm" svg:y="24.125cm" presentation:class="page-number">
          <draw:text-box>
            <text:p text:style-name="P15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PowerPoint Presentation</dc:title>
    <meta:initial-creator>Emily Goodwin</meta:initial-creator>
    <meta:creation-date>2007-11-26T18:44:26</meta:creation-date>
    <dc:creator>Colin Sampaleanu</dc:creator>
    <dc:date>2008-01-27T12:43:41</dc:date>
    <meta:printed-by>Colin Sampaleanu</meta:printed-by>
    <meta:print-date>2008-01-11T16:43:47</meta:print-date>
    <meta:editing-cycles>39</meta:editing-cycles>
    <meta:editing-duration>PT9H7M36S</meta:editing-duration>
    <meta:user-defined meta:name="Info 1"/>
    <meta:user-defined meta:name="Info 2"/>
    <meta:user-defined meta:name="Info 3"/>
    <meta:user-defined meta:name="Info 4"/>
    <meta:document-statistic meta:object-count="217"/>
  </office:meta>
</office:document-meta>
</file>